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955ed" officeooo:paragraph-rsid="000955e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e6721" officeooo:paragraph-rsid="000e6721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13274c" officeooo:paragraph-rsid="0013274c"/>
    </style:style>
    <style:style style:name="P4" style:family="paragraph" style:parent-style-name="Subtitle">
      <style:paragraph-properties fo:text-align="start" style:justify-single-word="false"/>
      <style:text-properties officeooo:rsid="000f7c56" officeooo:paragraph-rsid="000f7c56"/>
    </style:style>
    <style:style style:name="P5" style:family="paragraph" style:parent-style-name="Subtitle">
      <style:paragraph-properties fo:text-align="start" style:justify-single-word="false"/>
      <style:text-properties officeooo:rsid="00104759" officeooo:paragraph-rsid="00104759"/>
    </style:style>
    <style:style style:name="P6" style:family="paragraph" style:parent-style-name="Subtitle">
      <style:paragraph-properties fo:text-align="start" style:justify-single-word="false"/>
      <style:text-properties officeooo:rsid="0013274c" officeooo:paragraph-rsid="0013274c"/>
    </style:style>
    <style:style style:name="P7" style:family="paragraph" style:parent-style-name="Subtitle">
      <style:paragraph-properties fo:text-align="start" style:justify-single-word="false"/>
      <style:text-properties officeooo:rsid="0013274c" officeooo:paragraph-rsid="0014c49f"/>
    </style:style>
    <style:style style:name="P8" style:family="paragraph" style:parent-style-name="Subtitle">
      <style:paragraph-properties fo:text-align="start" style:justify-single-word="false"/>
      <style:text-properties officeooo:rsid="0013274c" officeooo:paragraph-rsid="00232fac"/>
    </style:style>
    <style:style style:name="P9" style:family="paragraph" style:parent-style-name="Subtitle">
      <style:paragraph-properties fo:text-align="start" style:justify-single-word="false"/>
      <style:text-properties officeooo:rsid="000955ed" officeooo:paragraph-rsid="000955ed"/>
    </style:style>
    <style:style style:name="P10" style:family="paragraph" style:parent-style-name="Subtitle">
      <style:paragraph-properties fo:text-align="start" style:justify-single-word="false"/>
      <style:text-properties officeooo:rsid="00127b20" officeooo:paragraph-rsid="0013274c"/>
    </style:style>
    <style:style style:name="P11" style:family="paragraph" style:parent-style-name="Subtitle">
      <style:paragraph-properties fo:text-align="start" style:justify-single-word="false"/>
      <style:text-properties officeooo:rsid="00127b20" officeooo:paragraph-rsid="0014c49f"/>
    </style:style>
    <style:style style:name="P12" style:family="paragraph" style:parent-style-name="Subtitle">
      <style:paragraph-properties fo:text-align="start" style:justify-single-word="false"/>
      <style:text-properties officeooo:rsid="00127b20" officeooo:paragraph-rsid="00232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RAM CODE</text:p>
      <text:p text:style-name="Preformatted_20_Text">// Lexical analyser in C</text:p>
      <text:p text:style-name="Preformatted_20_Text"/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>#include &lt;stdbool.h&gt;</text:p>
      <text:p text:style-name="Preformatted_20_Text">#include &lt;ctype.h&gt;</text:p>
      <text:p text:style-name="Preformatted_20_Text"/>
      <text:p text:style-name="Preformatted_20_Text">bool isFunction = false;</text:p>
      <text:p text:style-name="Preformatted_20_Text">bool isComment = false;</text:p>
      <text:p text:style-name="Preformatted_20_Text"/>
      <text:p text:style-name="Preformatted_20_Text">bool isDelimiter(char ch) {</text:p>
      <text:p text:style-name="Preformatted_20_Text"><text:tab/>if (ch == ' ' || ch == '\t' || ch == '+' || ch == '-' || ch == '*' || ch == '/' || ch == '!' || ch == '|' || ch == '&amp;' || ch == ',' || ch == ';' || ch == '&gt;' || ch == '&lt;' || ch == '=' || ch == '(' || ch == ')' || ch == '[' || ch == ']' || ch == '{' || ch == '}' || ch == '\'' || ch == '\"') return true;</text:p>
      <text:p text:style-name="Preformatted_20_Text"/>
      <text:p text:style-name="Preformatted_20_Text"><text:tab/>return false;</text:p>
      <text:p text:style-name="Preformatted_20_Text">}</text:p>
      <text:p text:style-name="Preformatted_20_Text"/>
      <text:p text:style-name="Preformatted_20_Text">bool isOperator(char ch) {</text:p>
      <text:p text:style-name="Preformatted_20_Text"><text:tab/>if (ch == '+' || ch == '-' || ch == '*' || ch == '/' || ch == '&gt;' || ch == '&lt;' || ch == '=' || ch == '|' || ch == '&amp;' || ch == '!')</text:p>
      <text:p text:style-name="Preformatted_20_Text"><text:tab/><text:tab/>return true;</text:p>
      <text:p text:style-name="Preformatted_20_Text"><text:s text:c="4"/><text:tab/></text:p>
      <text:p text:style-name="Preformatted_20_Text"><text:tab/>return false;</text:p>
      <text:p text:style-name="Preformatted_20_Text">}</text:p>
      <text:p text:style-name="Preformatted_20_Text"/>
      <text:p text:style-name="Preformatted_20_Text">bool separatorCheck(char* str) {</text:p>
      <text:p text:style-name="Preformatted_20_Text"><text:tab/>if(!strcmp(str, "(")) printf("&lt;(, PARANTHESIS BEGIN&gt;\n");</text:p>
      <text:p text:style-name="Preformatted_20_Text"><text:tab/>else if(!strcmp(str, ")")) { isFunction = false; printf("&lt;), PARANTHESIS END&gt;\n"); }</text:p>
      <text:p text:style-name="Preformatted_20_Text"><text:tab/>else if(!strcmp(str, "{")) printf("&lt;{, BLOCK BEGIN&gt;\n");</text:p>
      <text:p text:style-name="Preformatted_20_Text"><text:tab/>else if(!strcmp(str, "}")) printf("&lt;}, BLOCK END&gt;\n");</text:p>
      <text:p text:style-name="Preformatted_20_Text"><text:tab/>else if(!strcmp(str, ",")) printf("&lt;,, SEPARATOR&gt;\n");</text:p>
      <text:p text:style-name="Preformatted_20_Text"><text:tab/>else if(!strcmp(str, ";")) printf("&lt;;, DELIMITER&gt;\n");</text:p>
      <text:p text:style-name="Preformatted_20_Text"><text:tab/>else return false;</text:p>
      <text:p text:style-name="Preformatted_20_Text"><text:tab/></text:p>
      <text:p text:style-name="Preformatted_20_Text"><text:tab/>return true;</text:p>
      <text:p text:style-name="Preformatted_20_Text">}</text:p>
      <text:p text:style-name="Preformatted_20_Text"/>
      <text:p text:style-name="Preformatted_20_Text">bool operatorCheck(char* str) {</text:p>
      <text:p text:style-name="Preformatted_20_Text"><text:tab/>if(!strcmp(str, "+") || !strcmp(str, "-") || !strcmp(str, "*") || !strcmp(str, "/"))</text:p>
      <text:p text:style-name="Preformatted_20_Text"><text:tab/><text:tab/>printf("&lt;%s, ARITHMETIC OPERATOR&gt;\n", str);</text:p>
      <text:p text:style-name="Preformatted_20_Text"><text:tab/>else if(!strcmp(str, "="))</text:p>
      <text:p text:style-name="Preformatted_20_Text"><text:tab/><text:tab/>printf("&lt;%s, ASSIGNMENT OPERATOR&gt;\n", str);</text:p>
      <text:p text:style-name="Preformatted_20_Text"><text:tab/>else if(!strcmp(str, "&lt;") || !strcmp(str, "&gt;") || !strcmp(str, "&lt;=") || !strcmp(str, "&gt;=") || !strcmp(str, "==") || !strcmp(str, "!="))</text:p>
      <text:p text:style-name="Preformatted_20_Text"><text:tab/><text:tab/>printf("&lt;%s, RELATIONAL OPERATOR&gt;\n", str);</text:p>
      <text:p text:style-name="Preformatted_20_Text"><text:tab/>else if(!strcmp(str, "!") || !strcmp(str, "||") || !strcmp(str, "&amp;&amp;"))</text:p>
      <text:p text:style-name="Preformatted_20_Text"><text:tab/><text:tab/>printf("&lt;%s, LOGICAL OPERATOR&gt;\n", str);</text:p>
      <text:p text:style-name="Preformatted_20_Text"><text:tab/>else if(!strcmp(str, "|") || !strcmp(str, "&amp;"))</text:p>
      <text:p text:style-name="Preformatted_20_Text"><text:tab/><text:tab/>printf("&lt;%s, BITWISE OPERATOR&gt;\n", str);</text:p>
      <text:p text:style-name="Preformatted_20_Text"><text:tab/>else if(!strcmp(str, "++") || !strcmp(str, "--") || !strcmp(str, "+=") || !strcmp(str, "-=") || !strcmp(str, "*=") || !strcmp(str, "/=") || !strcmp(str, "|=") || !strcmp(str, "&amp;="))</text:p>
      <text:p text:style-name="Preformatted_20_Text"><text:tab/><text:tab/>printf("&lt;%s, COMPOUND OPERATOR&gt;\n", str);</text:p>
      <text:p text:style-name="Preformatted_20_Text"><text:tab/>else if(!strcmp(str, "["))</text:p>
      <text:p text:style-name="Preformatted_20_Text"><text:tab/><text:tab/>printf("&lt;[, ARRAY INDEX OPERATOR BEGIN&gt;\n");</text:p>
      <text:p text:style-name="Preformatted_20_Text"><text:tab/>else if(!strcmp(str, "]"))</text:p>
      <text:p text:style-name="Preformatted_20_Text"><text:soft-page-break/><text:tab/><text:tab/>printf("&lt;], ARRAY INDEX OPERATOR END&gt;\n");</text:p>
      <text:p text:style-name="Preformatted_20_Text"><text:tab/>else return false;</text:p>
      <text:p text:style-name="Preformatted_20_Text"><text:tab/></text:p>
      <text:p text:style-name="Preformatted_20_Text"><text:tab/>return true;</text:p>
      <text:p text:style-name="Preformatted_20_Text">}</text:p>
      <text:p text:style-name="Preformatted_20_Text"/>
      <text:p text:style-name="Preformatted_20_Text">bool keywordCheck(char* str) {</text:p>
      <text:p text:style-name="Preformatted_20_Text"><text:tab/>if (!strcmp(str, "if") || !strcmp(str, "else") || !strcmp(str, "while") || !strcmp(str, "for") || !strcmp(str, "do") || !strcmp(str, "break") || !strcmp(str, "continue") || !strcmp(str, "int") || !strcmp(str, "double") || !strcmp(str, "float") || !strcmp(str, "return") || !strcmp(str, "char") || !strcmp(str, "case") || !strcmp(str, "char") || !strcmp(str, "bool") || !strcmp(str, "true") || !strcmp(str, "false") || !strcmp(str, "sizeof") || !strcmp(str, "long") || !strcmp(str, "short") || !strcmp(str, "typedef") || !strcmp(str, "switch") || !strcmp(str, "unsigned") || !strcmp(str, "void") || !strcmp(str, "static") || !strcmp(str, "struct") || !strcmp(str, "goto")) {</text:p>
      <text:p text:style-name="Preformatted_20_Text"><text:tab/><text:tab/>printf("&lt;%s, KEYWORD&gt;\n", str);</text:p>
      <text:p text:style-name="Preformatted_20_Text"><text:tab/><text:tab/>return true;</text:p>
      <text:p text:style-name="Preformatted_20_Text"><text:tab/>}</text:p>
      <text:p text:style-name="Preformatted_20_Text"><text:tab/></text:p>
      <text:p text:style-name="Preformatted_20_Text"><text:tab/>return false;</text:p>
      <text:p text:style-name="Preformatted_20_Text">}</text:p>
      <text:p text:style-name="Preformatted_20_Text"/>
      <text:p text:style-name="Preformatted_20_Text">bool integerCheck(char* str) {</text:p>
      <text:p text:style-name="Preformatted_20_Text"><text:tab/>int i, len = strlen(str);</text:p>
      <text:p text:style-name="Preformatted_20_Text"><text:tab/></text:p>
      <text:p text:style-name="Preformatted_20_Text"><text:tab/>if(len == 0)</text:p>
      <text:p text:style-name="Preformatted_20_Text"><text:tab/><text:tab/>return false;</text:p>
      <text:p text:style-name="Preformatted_20_Text"><text:tab/>for(i = 0; i &lt; len; i++) {</text:p>
      <text:p text:style-name="Preformatted_20_Text"><text:tab/><text:tab/>if (str[i] != '0' &amp;&amp; str[i] != '1' &amp;&amp; str[i] != '2' &amp;&amp; str[i] != '3' &amp;&amp; str[i] != '4' &amp;&amp; str[i] != '5' &amp;&amp; str[i] != '6' &amp;&amp; str[i] != '7' &amp;&amp; str[i] != '8' &amp;&amp; str[i] != '9' || (str[i] == '-' &amp;&amp; i &gt; 0))</text:p>
      <text:p text:style-name="Preformatted_20_Text"><text:tab/><text:tab/><text:tab/>return false;</text:p>
      <text:p text:style-name="Preformatted_20_Text"><text:s text:c="4"/><text:tab/>}</text:p>
      <text:p text:style-name="Preformatted_20_Text"><text:tab/></text:p>
      <text:p text:style-name="Preformatted_20_Text"><text:tab/>printf("&lt;%s, INTEGER&gt;\n", str);</text:p>
      <text:p text:style-name="Preformatted_20_Text"><text:tab/>return true;</text:p>
      <text:p text:style-name="Preformatted_20_Text">}</text:p>
      <text:p text:style-name="Preformatted_20_Text"/>
      <text:p text:style-name="Preformatted_20_Text">bool realNumberCheck(char* str) {</text:p>
      <text:p text:style-name="Preformatted_20_Text"><text:tab/>int i, len = strlen(str);</text:p>
      <text:p text:style-name="Preformatted_20_Text"><text:tab/>bool hasDecimal = false;</text:p>
      <text:p text:style-name="Preformatted_20_Text"/>
      <text:p text:style-name="Preformatted_20_Text"><text:tab/>if(len == 0)</text:p>
      <text:p text:style-name="Preformatted_20_Text"><text:tab/><text:tab/>return false;</text:p>
      <text:p text:style-name="Preformatted_20_Text"><text:tab/>for(i = 0; i &lt; len; i++) {</text:p>
      <text:p text:style-name="Preformatted_20_Text"><text:tab/><text:tab/>if (str[i] != '0' &amp;&amp; str[i] != '1' &amp;&amp; str[i] != '2' &amp;&amp; str[i] != '3' &amp;&amp; str[i] != '4' &amp;&amp; str[i] != '5' &amp;&amp; str[i] != '6' &amp;&amp; str[i] != '7' &amp;&amp; str[i] != '8' &amp;&amp; str[i] != '9' &amp;&amp; str[i] != '.' || (str[i] == '-' &amp;&amp; i &gt; 0))</text:p>
      <text:p text:style-name="Preformatted_20_Text"><text:tab/><text:tab/> <text:s text:c="3"/>return false;</text:p>
      <text:p text:style-name="Preformatted_20_Text"><text:tab/><text:tab/>if (str[i] == '.')</text:p>
      <text:p text:style-name="Preformatted_20_Text"><text:tab/><text:tab/><text:tab/>hasDecimal = true;</text:p>
      <text:p text:style-name="Preformatted_20_Text"><text:tab/>}</text:p>
      <text:p text:style-name="Preformatted_20_Text"><text:tab/></text:p>
      <text:p text:style-name="Preformatted_20_Text"><text:tab/>if(hasDecimal) printf("&lt;%s, REAL NUMBER&gt;\n", str);</text:p>
      <text:p text:style-name="Preformatted_20_Text"><text:tab/></text:p>
      <text:p text:style-name="Preformatted_20_Text"><text:tab/>return hasDecimal;</text:p>
      <text:p text:style-name="Preformatted_20_Text">}</text:p>
      <text:p text:style-name="Preformatted_20_Text"/>
      <text:p text:style-name="Preformatted_20_Text">bool charCheck(char* str) {</text:p>
      <text:p text:style-name="Preformatted_20_Text"><text:tab/>if(str[0] == '\'' &amp;&amp; str[strlen(str) - 1] == '\'') {</text:p>
      <text:p text:style-name="Preformatted_20_Text"><text:tab/><text:tab/>printf("&lt;%s, CHARACTER&gt;\n", str);</text:p>
      <text:p text:style-name="Preformatted_20_Text"><text:tab/><text:tab/>return true;</text:p>
      <text:p text:style-name="Preformatted_20_Text"><text:tab/>}</text:p>
      <text:p text:style-name="Preformatted_20_Text"><text:soft-page-break/><text:tab/></text:p>
      <text:p text:style-name="Preformatted_20_Text"><text:tab/>return false;</text:p>
      <text:p text:style-name="Preformatted_20_Text">}</text:p>
      <text:p text:style-name="Preformatted_20_Text"/>
      <text:p text:style-name="Preformatted_20_Text">bool strCheck(char* str) {</text:p>
      <text:p text:style-name="Preformatted_20_Text"><text:tab/>if(str[0] == '\"' &amp;&amp; str[strlen(str) - 1] == '\"') {</text:p>
      <text:p text:style-name="Preformatted_20_Text"><text:tab/><text:tab/>printf("&lt;%s, STRING LITERAL&gt;\n", str);</text:p>
      <text:p text:style-name="Preformatted_20_Text"><text:tab/><text:tab/>return true;</text:p>
      <text:p text:style-name="Preformatted_20_Text"><text:tab/>}</text:p>
      <text:p text:style-name="Preformatted_20_Text"><text:tab/></text:p>
      <text:p text:style-name="Preformatted_20_Text"><text:tab/>return false;</text:p>
      <text:p text:style-name="Preformatted_20_Text">}</text:p>
      <text:p text:style-name="Preformatted_20_Text"/>
      <text:p text:style-name="Preformatted_20_Text">bool identifierCheck(char* str) { </text:p>
      <text:p text:style-name="Preformatted_20_Text"><text:tab/>if(str[0] == '0' || str[0] == '1' || str[0] == '2' || str[0] == '3' || str[0] == '4' || str[0] == '5' || str[0] == '6' || str[0] == '7' || str[0] == '8' || str[0] == '9' || isDelimiter(str[0]) == true) </text:p>
      <text:p text:style-name="Preformatted_20_Text"><text:tab/><text:tab/>return false;</text:p>
      <text:p text:style-name="Preformatted_20_Text"><text:tab/></text:p>
      <text:p text:style-name="Preformatted_20_Text"><text:tab/>for(int i = 0; i &lt; strlen(str); i++) {</text:p>
      <text:p text:style-name="Preformatted_20_Text"><text:tab/><text:tab/>if(!isalnum(str[i]))</text:p>
      <text:p text:style-name="Preformatted_20_Text"><text:tab/><text:tab/><text:tab/>return false;</text:p>
      <text:p text:style-name="Preformatted_20_Text"><text:tab/>}</text:p>
      <text:p text:style-name="Preformatted_20_Text"><text:tab/></text:p>
      <text:p text:style-name="Preformatted_20_Text"><text:tab/>return true;</text:p>
      <text:p text:style-name="Preformatted_20_Text">}</text:p>
      <text:p text:style-name="Preformatted_20_Text"/>
      <text:p text:style-name="Preformatted_20_Text">char* substr(char* str, int start, int end) {</text:p>
      <text:p text:style-name="Preformatted_20_Text"><text:tab/>char* sub = malloc(sizeof(char) * (end - start + 2));</text:p>
      <text:p text:style-name="Preformatted_20_Text"><text:tab/></text:p>
      <text:p text:style-name="Preformatted_20_Text"><text:tab/>int i;</text:p>
      <text:p text:style-name="Preformatted_20_Text"><text:tab/></text:p>
      <text:p text:style-name="Preformatted_20_Text"><text:tab/>for(i = 0; i &lt; (end - start + 1); i++) {</text:p>
      <text:p text:style-name="Preformatted_20_Text"><text:tab/><text:tab/>sub[i] = str[start + i];</text:p>
      <text:p text:style-name="Preformatted_20_Text"><text:tab/>}</text:p>
      <text:p text:style-name="Preformatted_20_Text"><text:tab/></text:p>
      <text:p text:style-name="Preformatted_20_Text"><text:tab/>sub[i] = '\0';</text:p>
      <text:p text:style-name="Preformatted_20_Text"><text:tab/></text:p>
      <text:p text:style-name="Preformatted_20_Text"><text:tab/>return sub;</text:p>
      <text:p text:style-name="Preformatted_20_Text">}</text:p>
      <text:p text:style-name="Preformatted_20_Text"/>
      <text:p text:style-name="Preformatted_20_Text">bool preprocessorCheck(char str[]) {</text:p>
      <text:p text:style-name="Preformatted_20_Text"><text:tab/>int i = 0;</text:p>
      <text:p text:style-name="Preformatted_20_Text"><text:tab/></text:p>
      <text:p text:style-name="Preformatted_20_Text"><text:tab/>while(str[i] == ' ') i++;</text:p>
      <text:p text:style-name="Preformatted_20_Text"/>
      <text:p text:style-name="Preformatted_20_Text"><text:tab/>if(str[i] == '#') {</text:p>
      <text:p text:style-name="Preformatted_20_Text"><text:tab/><text:tab/>printf("&lt;%s, PREPROCESSOR DIRECTIVE&gt;\n", str);</text:p>
      <text:p text:style-name="Preformatted_20_Text"><text:tab/><text:tab/>return true;</text:p>
      <text:p text:style-name="Preformatted_20_Text"><text:tab/>}</text:p>
      <text:p text:style-name="Preformatted_20_Text"><text:tab/></text:p>
      <text:p text:style-name="Preformatted_20_Text"><text:tab/>return false;</text:p>
      <text:p text:style-name="Preformatted_20_Text">}</text:p>
      <text:p text:style-name="Preformatted_20_Text"/>
      <text:p text:style-name="Preformatted_20_Text">void parse(char str[]) {</text:p>
      <text:p text:style-name="Preformatted_20_Text"><text:tab/>if(preprocessorCheck(str) || !strcmp(str, "\n")) return;</text:p>
      <text:p text:style-name="Preformatted_20_Text"><text:tab/></text:p>
      <text:p text:style-name="Preformatted_20_Text"><text:tab/>int start = 0, end = 0, len = strlen(str);</text:p>
      <text:p text:style-name="Preformatted_20_Text"><text:tab/>char* lexeme;</text:p>
      <text:p text:style-name="Preformatted_20_Text"><text:tab/></text:p>
      <text:p text:style-name="Preformatted_20_Text"><text:tab/>while (start &lt;= end &amp;&amp; end &lt; len) {</text:p>
      <text:p text:style-name="Preformatted_20_Text"><text:tab/><text:tab/>if(str[start] == '\'') {</text:p>
      <text:p text:style-name="Preformatted_20_Text"><text:tab/><text:tab/><text:tab/>end++;</text:p>
      <text:p text:style-name="Preformatted_20_Text"><text:tab/><text:tab/><text:tab/></text:p>
      <text:p text:style-name="Preformatted_20_Text"><text:soft-page-break/><text:tab/><text:tab/><text:tab/>while(str[end] != '\'') end++;</text:p>
      <text:p text:style-name="Preformatted_20_Text"/>
      <text:p text:style-name="Preformatted_20_Text"><text:tab/><text:tab/><text:tab/>end++;</text:p>
      <text:p text:style-name="Preformatted_20_Text"><text:tab/><text:tab/>} else if(str[start] == '\"') {</text:p>
      <text:p text:style-name="Preformatted_20_Text"><text:tab/><text:tab/><text:tab/>end++;</text:p>
      <text:p text:style-name="Preformatted_20_Text"><text:tab/><text:tab/><text:tab/></text:p>
      <text:p text:style-name="Preformatted_20_Text"><text:tab/><text:tab/><text:tab/>while(str[end] != '\"') end++;</text:p>
      <text:p text:style-name="Preformatted_20_Text"><text:tab/><text:tab/><text:tab/></text:p>
      <text:p text:style-name="Preformatted_20_Text"><text:tab/><text:tab/><text:tab/>end++;</text:p>
      <text:p text:style-name="Preformatted_20_Text"><text:tab/><text:tab/>} else if(str[start] == '/' &amp;&amp; str[start + 1] == '/') {</text:p>
      <text:p text:style-name="Preformatted_20_Text"><text:tab/><text:tab/><text:tab/>printf("&lt;%s, SINGLE LINE COMMENT&gt;\n", substr(str, start, strlen(str) - 1));</text:p>
      <text:p text:style-name="Preformatted_20_Text"><text:tab/><text:tab/><text:tab/></text:p>
      <text:p text:style-name="Preformatted_20_Text"><text:tab/><text:tab/><text:tab/>end++;</text:p>
      <text:p text:style-name="Preformatted_20_Text"><text:tab/><text:tab/><text:tab/>start = end;</text:p>
      <text:p text:style-name="Preformatted_20_Text"><text:tab/><text:tab/><text:tab/>return;</text:p>
      <text:p text:style-name="Preformatted_20_Text"><text:tab/><text:tab/>} else if(str[start] == '/' &amp;&amp; str[start + 1] == '*') {</text:p>
      <text:p text:style-name="Preformatted_20_Text"><text:tab/><text:tab/><text:tab/>isComment = true;</text:p>
      <text:p text:style-name="Preformatted_20_Text"><text:tab/><text:tab/><text:tab/></text:p>
      <text:p text:style-name="Preformatted_20_Text"><text:tab/><text:tab/><text:tab/>end += 2;</text:p>
      <text:p text:style-name="Preformatted_20_Text"><text:tab/><text:tab/><text:tab/></text:p>
      <text:p text:style-name="Preformatted_20_Text"><text:tab/><text:tab/><text:tab/>while((end + 1) &lt; len) {</text:p>
      <text:p text:style-name="Preformatted_20_Text"><text:tab/><text:tab/><text:tab/><text:tab/>if(str[end] == '*' &amp;&amp; str[end + 1] == '/') {</text:p>
      <text:p text:style-name="Preformatted_20_Text"><text:tab/><text:tab/><text:tab/><text:tab/><text:tab/>end++;</text:p>
      <text:p text:style-name="Preformatted_20_Text"><text:tab/><text:tab/><text:tab/><text:tab/><text:tab/>printf("&lt;%s, MULTILINE COMMENT&gt;\n", substr(str, start, end));</text:p>
      <text:p text:style-name="Preformatted_20_Text"><text:tab/><text:tab/><text:tab/><text:tab/><text:tab/>isComment = false;</text:p>
      <text:p text:style-name="Preformatted_20_Text"><text:tab/><text:tab/><text:tab/><text:tab/><text:tab/>break;</text:p>
      <text:p text:style-name="Preformatted_20_Text"><text:tab/><text:tab/><text:tab/><text:tab/>}</text:p>
      <text:p text:style-name="Preformatted_20_Text"><text:tab/><text:tab/><text:tab/><text:tab/>else</text:p>
      <text:p text:style-name="Preformatted_20_Text"><text:tab/><text:tab/><text:tab/><text:tab/><text:tab/>end++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isComment) { printf("&lt;%s, MULTILINE COMMENT&gt;\n", substr(str, start, len - 1)); return; }</text:p>
      <text:p text:style-name="Preformatted_20_Text"><text:tab/><text:tab/><text:tab/></text:p>
      <text:p text:style-name="Preformatted_20_Text"><text:tab/><text:tab/><text:tab/>end++;</text:p>
      <text:p text:style-name="Preformatted_20_Text"><text:tab/><text:tab/><text:tab/>start = end;</text:p>
      <text:p text:style-name="Preformatted_20_Text"><text:tab/><text:tab/>} else if(str[start] == '*' &amp;&amp; str[start + 1] == '/') {</text:p>
      <text:p text:style-name="Preformatted_20_Text"><text:tab/><text:tab/><text:tab/>isComment = false;</text:p>
      <text:p text:style-name="Preformatted_20_Text"><text:tab/><text:tab/><text:tab/>printf("&lt;%s, MULTILINE COMMENT&gt;\n", substr(str, 0, start + 1));</text:p>
      <text:p text:style-name="Preformatted_20_Text"><text:tab/><text:tab/><text:tab/></text:p>
      <text:p text:style-name="Preformatted_20_Text"><text:tab/><text:tab/><text:tab/>start += 2;</text:p>
      <text:p text:style-name="Preformatted_20_Text"><text:tab/><text:tab/><text:tab/>end = start;</text:p>
      <text:p text:style-name="Preformatted_20_Text"><text:tab/><text:tab/>}</text:p>
      <text:p text:style-name="Preformatted_20_Text"><text:tab/><text:tab/></text:p>
      <text:p text:style-name="Preformatted_20_Text"><text:tab/><text:tab/>if(!isDelimiter(str[end])) {</text:p>
      <text:p text:style-name="Preformatted_20_Text"><text:tab/><text:tab/><text:tab/>end++;</text:p>
      <text:p text:style-name="Preformatted_20_Text"><text:tab/><text:tab/><text:tab/></text:p>
      <text:p text:style-name="Preformatted_20_Text"><text:tab/><text:tab/><text:tab/>if(end == len)</text:p>
      <text:p text:style-name="Preformatted_20_Text"><text:tab/><text:tab/><text:tab/><text:tab/>goto L1;</text:p>
      <text:p text:style-name="Preformatted_20_Text"><text:tab/><text:tab/>} else {</text:p>
      <text:p text:style-name="Preformatted_20_Text"><text:tab/><text:tab/>L1:</text:p>
      <text:p text:style-name="Preformatted_20_Text"><text:tab/><text:tab/><text:tab/>if(start == end) {</text:p>
      <text:p text:style-name="Preformatted_20_Text"><text:tab/><text:tab/><text:tab/><text:tab/>if(isOperator(str[end]) &amp;&amp; end + 1 &lt; len &amp;&amp; isOperator(str[end + 1])) {</text:p>
      <text:p text:style-name="Preformatted_20_Text"><text:tab/><text:tab/><text:tab/><text:tab/><text:tab/>end++;</text:p>
      <text:p text:style-name="Preformatted_20_Text"><text:tab/><text:tab/><text:tab/><text:tab/>}</text:p>
      <text:p text:style-name="Preformatted_20_Text"><text:tab/><text:tab/><text:tab/>} else {</text:p>
      <text:p text:style-name="Preformatted_20_Text"><text:tab/><text:tab/><text:tab/><text:tab/>end--;</text:p>
      <text:p text:style-name="Preformatted_20_Text"><text:tab/><text:tab/><text:tab/>}<text:tab/><text:tab/></text:p>
      <text:p text:style-name="Preformatted_20_Text"><text:tab/><text:tab/><text:tab/></text:p>
      <text:p text:style-name="Preformatted_20_Text"><text:tab/><text:tab/><text:tab/>lexeme = substr(str, start, end);</text:p>
      <text:p text:style-name="Preformatted_20_Text"><text:soft-page-break/><text:tab/><text:tab/><text:tab/></text:p>
      <text:p text:style-name="Preformatted_20_Text"><text:tab/><text:tab/><text:tab/>if(isComment) {</text:p>
      <text:p text:style-name="Preformatted_20_Text"><text:tab/><text:tab/><text:tab/><text:tab/></text:p>
      <text:p text:style-name="Preformatted_20_Text"><text:tab/><text:tab/><text:tab/>} else if(operatorCheck(lexeme)) {</text:p>
      <text:p text:style-name="Preformatted_20_Text"><text:tab/><text:tab/><text:tab/><text:tab/></text:p>
      <text:p text:style-name="Preformatted_20_Text"><text:tab/><text:tab/><text:tab/>} else if(separatorCheck(lexeme)) {</text:p>
      <text:p text:style-name="Preformatted_20_Text"><text:tab/><text:tab/><text:tab/><text:tab/></text:p>
      <text:p text:style-name="Preformatted_20_Text"><text:tab/><text:tab/><text:tab/>} else if(keywordCheck(lexeme)) {</text:p>
      <text:p text:style-name="Preformatted_20_Text"><text:tab/><text:tab/><text:tab/><text:tab/></text:p>
      <text:p text:style-name="Preformatted_20_Text"><text:tab/><text:tab/><text:tab/>} else if(integerCheck(lexeme)) {</text:p>
      <text:p text:style-name="Preformatted_20_Text"><text:tab/><text:tab/><text:tab/><text:tab/></text:p>
      <text:p text:style-name="Preformatted_20_Text"><text:tab/><text:tab/><text:tab/>} else if(realNumberCheck(lexeme)) {</text:p>
      <text:p text:style-name="Preformatted_20_Text"><text:tab/><text:tab/><text:tab/><text:tab/></text:p>
      <text:p text:style-name="Preformatted_20_Text"><text:tab/><text:tab/><text:tab/>} else if(charCheck(lexeme)) {</text:p>
      <text:p text:style-name="Preformatted_20_Text"><text:tab/><text:tab/><text:tab/><text:tab/></text:p>
      <text:p text:style-name="Preformatted_20_Text"><text:tab/><text:tab/><text:tab/>} else if(strCheck(lexeme)) {</text:p>
      <text:p text:style-name="Preformatted_20_Text"><text:tab/><text:tab/><text:tab/><text:tab/></text:p>
      <text:p text:style-name="Preformatted_20_Text"><text:tab/><text:tab/><text:tab/>} else if(identifierCheck(lexeme)) {</text:p>
      <text:p text:style-name="Preformatted_20_Text"><text:tab/><text:tab/><text:tab/><text:tab/>if(end + 1 &lt; len &amp;&amp; str[end + 1] == '(') {</text:p>
      <text:p text:style-name="Preformatted_20_Text"><text:tab/><text:tab/><text:tab/><text:tab/><text:tab/>printf("&lt;%s, FUNCTION&gt;\n", lexeme);</text:p>
      <text:p text:style-name="Preformatted_20_Text"><text:tab/><text:tab/><text:tab/><text:tab/><text:tab/>isFunction = true;</text:p>
      <text:p text:style-name="Preformatted_20_Text"><text:tab/><text:tab/><text:tab/><text:tab/>}</text:p>
      <text:p text:style-name="Preformatted_20_Text"><text:tab/><text:tab/><text:tab/><text:tab/>else if(isFunction) {</text:p>
      <text:p text:style-name="Preformatted_20_Text"><text:tab/><text:tab/><text:tab/><text:tab/><text:tab/>printf("&lt;%s, ARGUMENT&gt;\n", lexeme);</text:p>
      <text:p text:style-name="Preformatted_20_Text"><text:tab/><text:tab/><text:tab/><text:tab/>} else {</text:p>
      <text:p text:style-name="Preformatted_20_Text"><text:tab/><text:tab/><text:tab/><text:tab/><text:tab/>printf("&lt;%s, IDENTIFIER&gt;\n", lexeme);</text:p>
      <text:p text:style-name="Preformatted_20_Text"><text:tab/><text:tab/><text:tab/><text:tab/>}</text:p>
      <text:p text:style-name="Preformatted_20_Text"><text:tab/><text:tab/><text:tab/>} else if(strcmp(lexeme, " ") &amp;&amp; strcmp(lexeme, "\t") &amp;&amp; strcmp(lexeme, "\n")) {</text:p>
      <text:p text:style-name="Preformatted_20_Text"><text:tab/><text:tab/><text:tab/><text:tab/>printf("&lt;%s, INVALID TOKEN&gt;\n", lexeme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end++;</text:p>
      <text:p text:style-name="Preformatted_20_Text"><text:tab/><text:tab/><text:tab/>start = end;</text:p>
      <text:p text:style-name="Preformatted_20_Text"><text:tab/><text:tab/>}</text:p>
      <text:p text:style-name="Preformatted_20_Text"><text:tab/>}</text:p>
      <text:p text:style-name="Preformatted_20_Text"><text:tab/><text:tab/></text:p>
      <text:p text:style-name="Preformatted_20_Text"><text:tab/>if(isComment) {</text:p>
      <text:p text:style-name="Preformatted_20_Text"><text:tab/><text:tab/>printf("&lt;%s, MULTILINE COMMENT&gt;\n", str);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char filename[20];</text:p>
      <text:p text:style-name="Preformatted_20_Text"><text:tab/>printf("Enter input filename: ");</text:p>
      <text:p text:style-name="Preformatted_20_Text"><text:tab/>scanf("%s", filename);</text:p>
      <text:p text:style-name="Preformatted_20_Text"><text:tab/></text:p>
      <text:p text:style-name="Preformatted_20_Text"><text:tab/>FILE *fp = fopen(filename, "r");</text:p>
      <text:p text:style-name="Preformatted_20_Text"><text:tab/></text:p>
      <text:p text:style-name="Preformatted_20_Text"><text:tab/>char str[1000];</text:p>
      <text:p text:style-name="Preformatted_20_Text"><text:tab/></text:p>
      <text:p text:style-name="Preformatted_20_Text"><text:tab/>while(fgets(str, 1000, fp)) {</text:p>
      <text:p text:style-name="Preformatted_20_Text"><text:tab/><text:tab/>str[strlen(str) - 1] = '\0';</text:p>
      <text:p text:style-name="Preformatted_20_Text"><text:tab/><text:tab/>parse(str);</text:p>
      <text:p text:style-name="Preformatted_20_Text"><text:tab/>}</text:p>
      <text:p text:style-name="Preformatted_20_Text">}</text:p>
      <text:p text:style-name="Preformatted_20_Text"/>
      <text:p text:style-name="Preformatted_20_Text">/* Lexical</text:p>
      <text:p text:style-name="Preformatted_20_Text">analyser</text:p>
      <text:p text:style-name="Preformatted_20_Text">is</text:p>
      <text:p text:style-name="Preformatted_20_Text">done */</text:p>
      <text:p text:style-name="Text_20_body"/>
      <text:p text:style-name="P4"><text:soft-page-break/>INPUT</text:p>
      <text:p text:style-name="P2">a.txt</text:p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>#include &lt;stdbool.h&gt;</text:p>
      <text:p text:style-name="Preformatted_20_Text"/>
      <text:p text:style-name="Preformatted_20_Text">void main() {</text:p>
      <text:p text:style-name="Preformatted_20_Text"><text:tab/>char filename[20];</text:p>
      <text:p text:style-name="Preformatted_20_Text"><text:tab/>printf("%d is a", &amp;a);</text:p>
      <text:p text:style-name="Preformatted_20_Text"><text:tab/>scanf("%s", filename);</text:p>
      <text:p text:style-name="Preformatted_20_Text"><text:tab/></text:p>
      <text:p text:style-name="Preformatted_20_Text"><text:tab/>FILE *fp = fopen(filename, "r");</text:p>
      <text:p text:style-name="Preformatted_20_Text"><text:tab/></text:p>
      <text:p text:style-name="Preformatted_20_Text"><text:tab/>char str[1000];</text:p>
      <text:p text:style-name="Preformatted_20_Text"><text:tab/></text:p>
      <text:p text:style-name="Preformatted_20_Text"><text:tab/>while(fgets(str, 1000, fp)) {</text:p>
      <text:p text:style-name="Preformatted_20_Text"><text:tab/><text:tab/>str[strlen(str) - 1] = '\0';</text:p>
      <text:p text:style-name="Preformatted_20_Text"><text:tab/><text:tab/>parse(str);</text:p>
      <text:p text:style-name="Preformatted_20_Text"><text:tab/>}</text:p>
      <text:p text:style-name="Preformatted_20_Text">}</text:p>
      <text:p text:style-name="Preformatted_20_Text"/>
      <text:p text:style-name="Preformatted_20_Text">int 8a5, a`b; /* Hi */</text:p>
      <text:p text:style-name="Preformatted_20_Text">/* Hi</text:p>
      <text:p text:style-name="Preformatted_20_Text">aa*/amal</text:p>
      <text:p text:style-name="Preformatted_20_Text">hello</text:p>
      <text:p text:style-name="Preformatted_20_Text">/*</text:p>
      <text:p text:style-name="Preformatted_20_Text">Hi</text:p>
      <text:p text:style-name="Preformatted_20_Text">*/</text:p>
      <text:p text:style-name="P1"/>
      <text:p text:style-name="P5">OUTPUT</text:p>
      <text:p text:style-name="Standard">Enter input filename: a.txt</text:p>
      <text:p text:style-name="Standard">&lt;#include &lt;stdio.h&gt;, PREPROCESSOR DIRECTIVE&gt;</text:p>
      <text:p text:style-name="Standard">&lt;#include &lt;stdlib.h&gt;, PREPROCESSOR DIRECTIVE&gt;</text:p>
      <text:p text:style-name="Standard">&lt;#include &lt;string.h&gt;, PREPROCESSOR DIRECTIVE&gt;</text:p>
      <text:p text:style-name="Standard">&lt;#include &lt;stdbool.h&gt;, PREPROCESSOR DIRECTIVE&gt;</text:p>
      <text:p text:style-name="Standard">&lt;void, KEYWORD&gt;</text:p>
      <text:p text:style-name="Standard">&lt;main, FUNCTION&gt;</text:p>
      <text:p text:style-name="Standard">&lt;(, PARANTHESIS BEGIN&gt;</text:p>
      <text:p text:style-name="Standard">&lt;), PARANTHESIS END&gt;</text:p>
      <text:p text:style-name="Standard">&lt;{, BLOCK BEGIN&gt;</text:p>
      <text:p text:style-name="Standard">&lt;char, KEYWORD&gt;</text:p>
      <text:p text:style-name="Standard">&lt;filename, IDENTIFIER&gt;</text:p>
      <text:p text:style-name="Standard">&lt;[, ARRAY INDEX OPERATOR BEGIN&gt;</text:p>
      <text:p text:style-name="Standard">&lt;20, INTEGER&gt;</text:p>
      <text:p text:style-name="Standard">&lt;], ARRAY INDEX OPERATOR END&gt;</text:p>
      <text:p text:style-name="Standard">&lt;;, DELIMITER&gt;</text:p>
      <text:p text:style-name="Standard">&lt;printf, FUNCTION&gt;</text:p>
      <text:p text:style-name="Standard">&lt;(, PARANTHESIS BEGIN&gt;</text:p>
      <text:p text:style-name="Standard">&lt;"%d is a", STRING LITERAL&gt;</text:p>
      <text:p text:style-name="Standard">&lt;,, SEPARATOR&gt;</text:p>
      <text:p text:style-name="Standard">&lt;&amp;, BITWISE OPERATOR&gt;</text:p>
      <text:p text:style-name="Standard">&lt;a, ARGUMENT&gt;</text:p>
      <text:p text:style-name="Standard">&lt;), PARANTHESIS END&gt;</text:p>
      <text:p text:style-name="Standard"><text:soft-page-break/>&lt;;, DELIMITER&gt;</text:p>
      <text:p text:style-name="Standard">&lt;scanf, FUNCTION&gt;</text:p>
      <text:p text:style-name="Standard">&lt;(, PARANTHESIS BEGIN&gt;</text:p>
      <text:p text:style-name="Standard">&lt;"%s", STRING LITERAL&gt;</text:p>
      <text:p text:style-name="Standard">&lt;,, SEPARATOR&gt;</text:p>
      <text:p text:style-name="Standard">&lt;filename, ARGUMENT&gt;</text:p>
      <text:p text:style-name="Standard">&lt;), PARANTHESIS END&gt;</text:p>
      <text:p text:style-name="Standard">&lt;;, DELIMITER&gt;</text:p>
      <text:p text:style-name="Standard">&lt;FILE, IDENTIFIER&gt;</text:p>
      <text:p text:style-name="Standard">&lt;*, ARITHMETIC OPERATOR&gt;</text:p>
      <text:p text:style-name="Standard">&lt;fp, IDENTIFIER&gt;</text:p>
      <text:p text:style-name="Standard">&lt;=, ASSIGNMENT OPERATOR&gt;</text:p>
      <text:p text:style-name="Standard">&lt;fopen, FUNCTION&gt;</text:p>
      <text:p text:style-name="Standard">&lt;(, PARANTHESIS BEGIN&gt;</text:p>
      <text:p text:style-name="Standard">&lt;filename, ARGUMENT&gt;</text:p>
      <text:p text:style-name="Standard">&lt;,, SEPARATOR&gt;</text:p>
      <text:p text:style-name="Standard">&lt;"r", STRING LITERAL&gt;</text:p>
      <text:p text:style-name="Standard">&lt;), PARANTHESIS END&gt;</text:p>
      <text:p text:style-name="Standard">&lt;;, DELIMITER&gt;</text:p>
      <text:p text:style-name="Standard">&lt;char, KEYWORD&gt;</text:p>
      <text:p text:style-name="Standard">&lt;str, IDENTIFIER&gt;</text:p>
      <text:p text:style-name="Standard">&lt;[, ARRAY INDEX OPERATOR BEGIN&gt;</text:p>
      <text:p text:style-name="Standard">&lt;1000, INTEGER&gt;</text:p>
      <text:p text:style-name="Standard">&lt;], ARRAY INDEX OPERATOR END&gt;</text:p>
      <text:p text:style-name="Standard">&lt;;, DELIMITER&gt;</text:p>
      <text:p text:style-name="Standard">&lt;while, KEYWORD&gt;</text:p>
      <text:p text:style-name="Standard">&lt;(, PARANTHESIS BEGIN&gt;</text:p>
      <text:p text:style-name="Standard">&lt;fgets, FUNCTION&gt;</text:p>
      <text:p text:style-name="Standard">&lt;(, PARANTHESIS BEGIN&gt;</text:p>
      <text:p text:style-name="Standard">&lt;str, ARGUMENT&gt;</text:p>
      <text:p text:style-name="Standard">&lt;,, SEPARATOR&gt;</text:p>
      <text:p text:style-name="Standard">&lt;1000, INTEGER&gt;</text:p>
      <text:p text:style-name="Standard">&lt;,, SEPARATOR&gt;</text:p>
      <text:p text:style-name="Standard">&lt;fp, ARGUMENT&gt;</text:p>
      <text:p text:style-name="Standard">&lt;), PARANTHESIS END&gt;</text:p>
      <text:p text:style-name="Standard">&lt;), PARANTHESIS END&gt;</text:p>
      <text:p text:style-name="Standard">&lt;{, BLOCK BEGIN&gt;</text:p>
      <text:p text:style-name="Standard">&lt;str, IDENTIFIER&gt;</text:p>
      <text:p text:style-name="Standard">&lt;[, ARRAY INDEX OPERATOR BEGIN&gt;</text:p>
      <text:p text:style-name="Standard">&lt;strlen, FUNCTION&gt;</text:p>
      <text:p text:style-name="Standard">&lt;(, PARANTHESIS BEGIN&gt;</text:p>
      <text:p text:style-name="Standard">&lt;str, ARGUMENT&gt;</text:p>
      <text:p text:style-name="Standard">&lt;), PARANTHESIS END&gt;</text:p>
      <text:p text:style-name="Standard">&lt;-, ARITHMETIC OPERATOR&gt;</text:p>
      <text:p text:style-name="Standard">&lt;1, INTEGER&gt;</text:p>
      <text:p text:style-name="Standard">&lt;], ARRAY INDEX OPERATOR END&gt;</text:p>
      <text:p text:style-name="Standard">&lt;=, ASSIGNMENT OPERATOR&gt;</text:p>
      <text:p text:style-name="Standard">&lt;'\0', CHARACTER&gt;</text:p>
      <text:p text:style-name="Standard">&lt;;, DELIMITER&gt;</text:p>
      <text:p text:style-name="Standard">&lt;parse, FUNCTION&gt;</text:p>
      <text:p text:style-name="Standard">&lt;(, PARANTHESIS BEGIN&gt;</text:p>
      <text:p text:style-name="Standard">&lt;str, ARGUMENT&gt;</text:p>
      <text:p text:style-name="Standard"><text:soft-page-break/>&lt;), PARANTHESIS END&gt;</text:p>
      <text:p text:style-name="Standard">&lt;;, DELIMITER&gt;</text:p>
      <text:p text:style-name="Standard">&lt;}, BLOCK END&gt;</text:p>
      <text:p text:style-name="Standard">&lt;}, BLOCK END&gt;</text:p>
      <text:p text:style-name="Standard">&lt;int, KEYWORD&gt;</text:p>
      <text:p text:style-name="Standard">&lt;8a5, INVALID TOKEN&gt;</text:p>
      <text:p text:style-name="Standard">&lt;,, SEPARATOR&gt;</text:p>
      <text:p text:style-name="Standard">&lt;a`b, INVALID TOKEN&gt;</text:p>
      <text:p text:style-name="Standard">&lt;;, DELIMITER&gt;</text:p>
      <text:p text:style-name="Standard">&lt;/* Hi */, MULTILINE COMMENT&gt;</text:p>
      <text:p text:style-name="Standard">&lt;/* Hi, MULTILINE COMMENT&gt;</text:p>
      <text:p text:style-name="Standard">&lt;aa*/, MULTILINE COMMENT&gt;</text:p>
      <text:p text:style-name="Standard">&lt;amal, IDENTIFIER&gt;</text:p>
      <text:p text:style-name="Standard">&lt;hello, IDENTIFIER&gt;</text:p>
      <text:p text:style-name="Standard">&lt;/*, MULTILINE COMMENT&gt;</text:p>
      <text:p text:style-name="Standard">&lt;Hi, MULTILINE COMMENT&gt;</text:p>
      <text:p text:style-name="Standard">&lt;*/, MULTILINE COMMEN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trans {</text:p>
      <text:p text:style-name="Preformatted_20_Text"><text:tab/>char state1[3];</text:p>
      <text:p text:style-name="Preformatted_20_Text"><text:tab/>char input[3];</text:p>
      <text:p text:style-name="Preformatted_20_Text"><text:tab/>char state2[3];</text:p>
      <text:p text:style-name="Preformatted_20_Text">} trans;</text:p>
      <text:p text:style-name="Preformatted_20_Text"/>
      <text:p text:style-name="Preformatted_20_Text">char states[10][3], result[10][3], temp[3];</text:p>
      <text:p text:style-name="Preformatted_20_Text"/>
      <text:p text:style-name="Preformatted_20_Text">int add_state(char state[3], int k) {</text:p>
      <text:p text:style-name="Preformatted_20_Text"><text:tab/>int flag = 0;</text:p>
      <text:p text:style-name="Preformatted_20_Text"><text:tab/></text:p>
      <text:p text:style-name="Preformatted_20_Text"><text:tab/>for(int i = 0; i &lt; k; i++) {</text:p>
      <text:p text:style-name="Preformatted_20_Text"><text:tab/><text:tab/>if(!strcmp(result[i], state)) flag = 1;</text:p>
      <text:p text:style-name="Preformatted_20_Text"><text:tab/>}</text:p>
      <text:p text:style-name="Preformatted_20_Text"><text:tab/></text:p>
      <text:p text:style-name="Preformatted_20_Text"><text:tab/>if(!flag) {</text:p>
      <text:p text:style-name="Preformatted_20_Text"><text:tab/><text:tab/>strcpy(result[k], state);</text:p>
      <text:p text:style-name="Preformatted_20_Text"><text:tab/><text:tab/>k++;</text:p>
      <text:p text:style-name="Preformatted_20_Text"><text:tab/>}</text:p>
      <text:p text:style-name="Preformatted_20_Text"><text:tab/></text:p>
      <text:p text:style-name="Preformatted_20_Text"><text:tab/>return k;</text:p>
      <text:p text:style-name="Preformatted_20_Text">}</text:p>
      <text:p text:style-name="Preformatted_20_Text"/>
      <text:p text:style-name="Preformatted_20_Text">void display(int n){</text:p>
      <text:p text:style-name="Preformatted_20_Text"><text:tab/>printf("Epsilon closure of %s = {", temp);</text:p>
      <text:p text:style-name="Preformatted_20_Text"><text:tab/></text:p>
      <text:p text:style-name="Preformatted_20_Text"><text:tab/>for(int i = 0; i &lt; n; i++)</text:p>
      <text:p text:style-name="Preformatted_20_Text"><text:tab/><text:tab/>printf(" %s", result[i]);</text:p>
      <text:p text:style-name="Preformatted_20_Text"><text:tab/></text:p>
      <text:p text:style-name="Preformatted_20_Text"><text:tab/>printf(" }\n");</text:p>
      <text:p text:style-name="Preformatted_20_Text">}</text:p>
      <text:p text:style-name="Preformatted_20_Text"/>
      <text:p text:style-name="Preformatted_20_Text">void main() {</text:p>
      <text:p text:style-name="Preformatted_20_Text"><text:tab/>int k, n, m;</text:p>
      <text:p text:style-name="Preformatted_20_Text"><text:tab/>char state[3];</text:p>
      <text:p text:style-name="Preformatted_20_Text"><text:tab/></text:p>
      <text:p text:style-name="Preformatted_20_Text"><text:tab/>printf("Enter the no of states: ");</text:p>
      <text:p text:style-name="Preformatted_20_Text"><text:tab/>scanf("%d", &amp;n);</text:p>
      <text:p text:style-name="Preformatted_20_Text"><text:tab/></text:p>
      <text:p text:style-name="Preformatted_20_Text"><text:tab/>printf("Enter the states:\n");</text:p>
      <text:p text:style-name="Preformatted_20_Text"><text:tab/>for(int i = 0; i &lt; n; i++){</text:p>
      <text:p text:style-name="Preformatted_20_Text"><text:tab/><text:tab/>scanf("%s", states[i]);</text:p>
      <text:p text:style-name="Preformatted_20_Text"><text:tab/>}</text:p>
      <text:p text:style-name="Preformatted_20_Text"><text:tab/></text:p>
      <text:p text:style-name="Preformatted_20_Text"><text:tab/>printf("\nEnter the number of transitions: ");</text:p>
      <text:p text:style-name="Preformatted_20_Text"><text:tab/>scanf("%d", &amp;m);</text:p>
      <text:p text:style-name="Preformatted_20_Text"><text:tab/></text:p>
      <text:p text:style-name="Preformatted_20_Text"><text:tab/>trans table[m];</text:p>
      <text:p text:style-name="Preformatted_20_Text"><text:tab/></text:p>
      <text:p text:style-name="Preformatted_20_Text"><text:tab/>printf("Enter the transition table:\n");</text:p>
      <text:p text:style-name="Preformatted_20_Text"><text:tab/>for(int i = 0; i &lt; m; i++) {</text:p>
      <text:p text:style-name="Preformatted_20_Text"><text:tab/><text:tab/>scanf("%s %s %s", table[i].state1, table[i].input, table[i].state2);</text:p>
      <text:p text:style-name="Preformatted_20_Text"><text:tab/>}</text:p>
      <text:p text:style-name="Preformatted_20_Text"><text:tab/></text:p>
      <text:p text:style-name="Preformatted_20_Text"><text:tab/>printf("\n");</text:p>
      <text:p text:style-name="Preformatted_20_Text"><text:tab/>for(int i = 0; i &lt; n; i++){</text:p>
      <text:p text:style-name="Preformatted_20_Text"><text:tab/><text:tab/>k = 0;</text:p>
      <text:p text:style-name="Preformatted_20_Text"><text:tab/><text:tab/></text:p>
      <text:p text:style-name="Preformatted_20_Text"><text:soft-page-break/><text:tab/><text:tab/>strcpy(temp, states[i]);</text:p>
      <text:p text:style-name="Preformatted_20_Text"><text:tab/><text:tab/>k = add_state(states[i], k);</text:p>
      <text:p text:style-name="Preformatted_20_Text"><text:tab/><text:tab/></text:p>
      <text:p text:style-name="Preformatted_20_Text"><text:tab/><text:tab/>for(int p = 0; p &lt; k; p++) {<text:tab/><text:tab/><text:tab/></text:p>
      <text:p text:style-name="Preformatted_20_Text"><text:tab/><text:tab/><text:tab/>strcpy(state, result[p]);</text:p>
      <text:p text:style-name="Preformatted_20_Text"/>
      <text:p text:style-name="Preformatted_20_Text"><text:tab/><text:tab/><text:tab/>for(int j = 0; j &lt; m; j++){</text:p>
      <text:p text:style-name="Preformatted_20_Text"><text:tab/><text:tab/><text:tab/><text:tab/>if(!strcmp(state, table[j].state1)){</text:p>
      <text:p text:style-name="Preformatted_20_Text"><text:tab/><text:tab/><text:tab/><text:tab/><text:tab/>if(!strcmp(table[j].input, "e")) {</text:p>
      <text:p text:style-name="Preformatted_20_Text"><text:tab/><text:tab/><text:tab/><text:tab/><text:tab/><text:tab/>k = add_state(table[j].state2, k)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<text:tab/></text:p>
      <text:p text:style-name="Preformatted_20_Text"><text:tab/><text:tab/>display(k);</text:p>
      <text:p text:style-name="Preformatted_20_Text"><text:tab/>}</text:p>
      <text:p text:style-name="Preformatted_20_Text">}</text:p>
      <text:p text:style-name="Text_20_body"/>
      <text:p text:style-name="P6">OUTPUT</text:p>
      <text:p text:style-name="Standard">Enter the no of states: 3</text:p>
      <text:p text:style-name="Standard">Enter the states:</text:p>
      <text:p text:style-name="Standard">q0</text:p>
      <text:p text:style-name="Standard">q1</text:p>
      <text:p text:style-name="Standard">q2</text:p>
      <text:p text:style-name="Standard"/>
      <text:p text:style-name="Standard">Enter the number of transitions: 5</text:p>
      <text:p text:style-name="Standard">Enter the transition table:</text:p>
      <text:p text:style-name="Standard">q0 a q0</text:p>
      <text:p text:style-name="Standard">q0 e q1</text:p>
      <text:p text:style-name="Standard">q1 b q1</text:p>
      <text:p text:style-name="Standard">q1 e q2</text:p>
      <text:p text:style-name="Standard">q2 c q2</text:p>
      <text:p text:style-name="Standard"/>
      <text:p text:style-name="Standard">Epsilon closure of q0 = { q0 q1 q2 }</text:p>
      <text:p text:style-name="Standard">Epsilon closure of q1 = { q1 q2 }</text:p>
      <text:p text:style-name="Standard">Epsilon closure of q2 = { q2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trans {</text:p>
      <text:p text:style-name="Preformatted_20_Text"><text:tab/>char state1[3];</text:p>
      <text:p text:style-name="Preformatted_20_Text"><text:tab/>char input[3];</text:p>
      <text:p text:style-name="Preformatted_20_Text"><text:tab/>char state2[3];</text:p>
      <text:p text:style-name="Preformatted_20_Text">} trans;</text:p>
      <text:p text:style-name="Preformatted_20_Text"/>
      <text:p text:style-name="Preformatted_20_Text">typedef struct closure {</text:p>
      <text:p text:style-name="Preformatted_20_Text"><text:tab/>int len;</text:p>
      <text:p text:style-name="Preformatted_20_Text"><text:tab/>char states[10][3];</text:p>
      <text:p text:style-name="Preformatted_20_Text">} closure;</text:p>
      <text:p text:style-name="Preformatted_20_Text"/>
      <text:p text:style-name="Preformatted_20_Text">char states[10][3], temp[3], start[3], final[10][3];</text:p>
      <text:p text:style-name="Preformatted_20_Text">closure cl[10];</text:p>
      <text:p text:style-name="Preformatted_20_Text"/>
      <text:p text:style-name="Preformatted_20_Text">int add_state(char state[3], int i, int k) {</text:p>
      <text:p text:style-name="Preformatted_20_Text"><text:tab/>int flag = 0;</text:p>
      <text:p text:style-name="Preformatted_20_Text"><text:tab/></text:p>
      <text:p text:style-name="Preformatted_20_Text"><text:tab/>for(int j = 0; j &lt; k; j++) {</text:p>
      <text:p text:style-name="Preformatted_20_Text"><text:tab/><text:tab/>if(!strcmp(cl[i].states[j], state)) flag = 1;</text:p>
      <text:p text:style-name="Preformatted_20_Text"><text:tab/>}</text:p>
      <text:p text:style-name="Preformatted_20_Text"><text:tab/></text:p>
      <text:p text:style-name="Preformatted_20_Text"><text:tab/>if(!flag) {</text:p>
      <text:p text:style-name="Preformatted_20_Text"><text:tab/><text:tab/>strcpy(cl[i].states[k], state);</text:p>
      <text:p text:style-name="Preformatted_20_Text"><text:tab/><text:tab/>k++;</text:p>
      <text:p text:style-name="Preformatted_20_Text"><text:tab/><text:tab/>cl[i].len = k;</text:p>
      <text:p text:style-name="Preformatted_20_Text"><text:tab/>}</text:p>
      <text:p text:style-name="Preformatted_20_Text"><text:tab/></text:p>
      <text:p text:style-name="Preformatted_20_Text"><text:tab/>return k;</text:p>
      <text:p text:style-name="Preformatted_20_Text">}</text:p>
      <text:p text:style-name="Preformatted_20_Text"/>
      <text:p text:style-name="Preformatted_20_Text">int isDup(trans table[], int len, char state1[], char input[], char state2[]) {</text:p>
      <text:p text:style-name="Preformatted_20_Text"><text:tab/>int flag = 0;</text:p>
      <text:p text:style-name="Preformatted_20_Text"><text:tab/></text:p>
      <text:p text:style-name="Preformatted_20_Text"><text:tab/>for(int i = 0; i &lt; len; i++) {</text:p>
      <text:p text:style-name="Preformatted_20_Text"><text:tab/><text:tab/>if(!strcmp(table[i].state1, state1) &amp;&amp; !strcmp(table[i].input, input) &amp;&amp; !strcmp(table[i].state2, state2))</text:p>
      <text:p text:style-name="Preformatted_20_Text"><text:tab/><text:tab/><text:tab/>flag = 1;</text:p>
      <text:p text:style-name="Preformatted_20_Text"><text:tab/>}</text:p>
      <text:p text:style-name="Preformatted_20_Text"><text:tab/></text:p>
      <text:p text:style-name="Preformatted_20_Text"><text:tab/>return flag;</text:p>
      <text:p text:style-name="Preformatted_20_Text">}</text:p>
      <text:p text:style-name="Preformatted_20_Text"/>
      <text:p text:style-name="Preformatted_20_Text">void main() {</text:p>
      <text:p text:style-name="Preformatted_20_Text"><text:tab/>int n, m, f;</text:p>
      <text:p text:style-name="Preformatted_20_Text"><text:tab/>char state[3];</text:p>
      <text:p text:style-name="Preformatted_20_Text"><text:tab/></text:p>
      <text:p text:style-name="Preformatted_20_Text"><text:tab/>// Reading the e-nfa</text:p>
      <text:p text:style-name="Preformatted_20_Text"><text:tab/>printf("Enter the no of states: ");</text:p>
      <text:p text:style-name="Preformatted_20_Text"><text:tab/>scanf("%d", &amp;n);</text:p>
      <text:p text:style-name="Preformatted_20_Text"><text:tab/></text:p>
      <text:p text:style-name="Preformatted_20_Text"><text:tab/>printf("Enter the states:\n");</text:p>
      <text:p text:style-name="Preformatted_20_Text"><text:tab/>for(int i = 0; i &lt; n; i++){</text:p>
      <text:p text:style-name="Preformatted_20_Text"><text:tab/><text:tab/>scanf("%s", states[i]);</text:p>
      <text:p text:style-name="Preformatted_20_Text"><text:tab/>}</text:p>
      <text:p text:style-name="Preformatted_20_Text"><text:tab/></text:p>
      <text:p text:style-name="Preformatted_20_Text"><text:tab/>printf("Enter the start state: ");</text:p>
      <text:p text:style-name="Preformatted_20_Text"><text:tab/>scanf("%s", start);</text:p>
      <text:p text:style-name="Preformatted_20_Text"><text:tab/></text:p>
      <text:p text:style-name="Preformatted_20_Text"><text:soft-page-break/><text:tab/>printf("Enter the number of final states: ");</text:p>
      <text:p text:style-name="Preformatted_20_Text"><text:tab/>scanf("%d", &amp;f);</text:p>
      <text:p text:style-name="Preformatted_20_Text"><text:tab/></text:p>
      <text:p text:style-name="Preformatted_20_Text"><text:tab/>printf("Enter the final states\n");</text:p>
      <text:p text:style-name="Preformatted_20_Text"><text:tab/>for(int i = 0; i &lt; f; i++) {</text:p>
      <text:p text:style-name="Preformatted_20_Text"><text:tab/><text:tab/>scanf("%s", final[i]);</text:p>
      <text:p text:style-name="Preformatted_20_Text"><text:tab/>}</text:p>
      <text:p text:style-name="Preformatted_20_Text"><text:tab/></text:p>
      <text:p text:style-name="Preformatted_20_Text"><text:tab/>printf("Enter the number of transitions: ");</text:p>
      <text:p text:style-name="Preformatted_20_Text"><text:tab/>scanf("%d", &amp;m);</text:p>
      <text:p text:style-name="Preformatted_20_Text"><text:tab/></text:p>
      <text:p text:style-name="Preformatted_20_Text"><text:tab/>trans table[m], table1[m * m];</text:p>
      <text:p text:style-name="Preformatted_20_Text"><text:tab/></text:p>
      <text:p text:style-name="Preformatted_20_Text"><text:tab/>printf("Enter the transition table:\n");</text:p>
      <text:p text:style-name="Preformatted_20_Text"><text:tab/>for(int i = 0; i &lt; m; i++) {</text:p>
      <text:p text:style-name="Preformatted_20_Text"><text:tab/><text:tab/>scanf("%s %s %s", table[i].state1, table[i].input, table[i].state2);</text:p>
      <text:p text:style-name="Preformatted_20_Text"><text:tab/>}</text:p>
      <text:p text:style-name="Preformatted_20_Text"><text:tab/></text:p>
      <text:p text:style-name="Preformatted_20_Text"><text:tab/>int l;</text:p>
      <text:p text:style-name="Preformatted_20_Text"><text:tab/></text:p>
      <text:p text:style-name="Preformatted_20_Text"><text:tab/>// Finding e-closure of all states</text:p>
      <text:p text:style-name="Preformatted_20_Text"><text:tab/>for(int i = 0; i &lt; n; i++){</text:p>
      <text:p text:style-name="Preformatted_20_Text"><text:tab/><text:tab/>l = 0;</text:p>
      <text:p text:style-name="Preformatted_20_Text"><text:tab/><text:tab/></text:p>
      <text:p text:style-name="Preformatted_20_Text"><text:tab/><text:tab/>strcpy(temp, states[i]);</text:p>
      <text:p text:style-name="Preformatted_20_Text"><text:tab/><text:tab/>l = add_state(states[i], i, l);</text:p>
      <text:p text:style-name="Preformatted_20_Text"><text:tab/><text:tab/></text:p>
      <text:p text:style-name="Preformatted_20_Text"><text:tab/><text:tab/>for(int p = 0; p &lt; l; p++) {<text:tab/><text:tab/><text:tab/></text:p>
      <text:p text:style-name="Preformatted_20_Text"><text:tab/><text:tab/><text:tab/>strcpy(state, cl[i].states[p]);</text:p>
      <text:p text:style-name="Preformatted_20_Text"/>
      <text:p text:style-name="Preformatted_20_Text"><text:tab/><text:tab/><text:tab/>for(int j = 0; j &lt; m; j++){</text:p>
      <text:p text:style-name="Preformatted_20_Text"><text:tab/><text:tab/><text:tab/><text:tab/>if(!strcmp(state, table[j].state1)){</text:p>
      <text:p text:style-name="Preformatted_20_Text"><text:tab/><text:tab/><text:tab/><text:tab/><text:tab/>if(!strcmp(table[j].input, "e")) {</text:p>
      <text:p text:style-name="Preformatted_20_Text"><text:tab/><text:tab/><text:tab/><text:tab/><text:tab/><text:tab/>l = add_state(table[j].state2, i, l)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// Finding e-closure</text:p>
      <text:p text:style-name="Preformatted_20_Text"><text:tab/>printf("\nE-closure\n");</text:p>
      <text:p text:style-name="Preformatted_20_Text"><text:tab/>for(int i = 0; i &lt; n; i++) {</text:p>
      <text:p text:style-name="Preformatted_20_Text"><text:tab/><text:tab/>printf("%s: ", states[i]);</text:p>
      <text:p text:style-name="Preformatted_20_Text"><text:tab/><text:tab/>for(int j = 0; j &lt; cl[i].len; j++) {</text:p>
      <text:p text:style-name="Preformatted_20_Text"><text:tab/><text:tab/><text:tab/>printf(" %s ", cl[i].states[j]);</text:p>
      <text:p text:style-name="Preformatted_20_Text"><text:tab/><text:tab/>}</text:p>
      <text:p text:style-name="Preformatted_20_Text"><text:tab/><text:tab/>printf("\n");</text:p>
      <text:p text:style-name="Preformatted_20_Text"><text:tab/>}</text:p>
      <text:p text:style-name="Preformatted_20_Text"><text:tab/></text:p>
      <text:p text:style-name="Preformatted_20_Text"><text:tab/>int s1 = 0, m1 = 0, f1 = 0;</text:p>
      <text:p text:style-name="Preformatted_20_Text"><text:tab/>char start1[10][3];</text:p>
      <text:p text:style-name="Preformatted_20_Text"><text:tab/>char final1[10][3];</text:p>
      <text:p text:style-name="Preformatted_20_Text"><text:tab/></text:p>
      <text:p text:style-name="Preformatted_20_Text"><text:tab/>// Finding new start states</text:p>
      <text:p text:style-name="Preformatted_20_Text"><text:tab/>for(int i = 0; i &lt; n; i++) {</text:p>
      <text:p text:style-name="Preformatted_20_Text"><text:tab/><text:tab/>if(!strcmp(states[i], start)) {</text:p>
      <text:p text:style-name="Preformatted_20_Text"><text:tab/><text:tab/><text:tab/>for(int j = 0; j &lt; cl[i].len; j++) {</text:p>
      <text:p text:style-name="Preformatted_20_Text"><text:tab/><text:tab/><text:tab/><text:tab/>strcpy(start1[s1], cl[i].states[j]);</text:p>
      <text:p text:style-name="Preformatted_20_Text"><text:tab/><text:tab/><text:tab/><text:tab/>s1++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break;</text:p>
      <text:p text:style-name="Preformatted_20_Text"><text:tab/><text:tab/>}</text:p>
      <text:p text:style-name="Preformatted_20_Text"><text:soft-page-break/><text:tab/>}</text:p>
      <text:p text:style-name="Preformatted_20_Text"><text:tab/></text:p>
      <text:p text:style-name="Preformatted_20_Text"><text:tab/>printf("\nThe start states of new NFA:\n");</text:p>
      <text:p text:style-name="Preformatted_20_Text"><text:tab/>for(int i = 0; i &lt; s1; i++) {</text:p>
      <text:p text:style-name="Preformatted_20_Text"><text:tab/><text:tab/>printf("%s\n", start1[i]);</text:p>
      <text:p text:style-name="Preformatted_20_Text"><text:tab/>}</text:p>
      <text:p text:style-name="Preformatted_20_Text"><text:tab/></text:p>
      <text:p text:style-name="Preformatted_20_Text"><text:tab/>// Finding new final states</text:p>
      <text:p text:style-name="Preformatted_20_Text"><text:tab/>for(int k = 0; k &lt; f; k++) {</text:p>
      <text:p text:style-name="Preformatted_20_Text"><text:tab/><text:tab/>for(int i = 0; i &lt; n; i++) {</text:p>
      <text:p text:style-name="Preformatted_20_Text"><text:tab/><text:tab/><text:tab/>for(int j = 0; j &lt; cl[i].len; j++) {</text:p>
      <text:p text:style-name="Preformatted_20_Text"><text:tab/><text:tab/><text:tab/><text:tab/>if(!strcmp(final[k], cl[i].states[j])) {</text:p>
      <text:p text:style-name="Preformatted_20_Text"><text:tab/><text:tab/><text:tab/><text:tab/><text:tab/>strcpy(final1[f1], states[i]);</text:p>
      <text:p text:style-name="Preformatted_20_Text"><text:tab/><text:tab/><text:tab/><text:tab/><text:tab/>f1++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The final states of new NFA:\n");</text:p>
      <text:p text:style-name="Preformatted_20_Text"><text:tab/>for(int i = 0; i &lt; f1; i++) {</text:p>
      <text:p text:style-name="Preformatted_20_Text"><text:tab/><text:tab/>printf("%s\n", final1[i]);</text:p>
      <text:p text:style-name="Preformatted_20_Text"><text:tab/>}</text:p>
      <text:p text:style-name="Preformatted_20_Text"><text:tab/></text:p>
      <text:p text:style-name="Preformatted_20_Text"><text:tab/>// Finding the transition table</text:p>
      <text:p text:style-name="Preformatted_20_Text"><text:tab/>for(int i = 0; i &lt; n; i++) {</text:p>
      <text:p text:style-name="Preformatted_20_Text"><text:tab/><text:tab/>for(int j = 0; j &lt; cl[i].len; j++) {</text:p>
      <text:p text:style-name="Preformatted_20_Text"><text:tab/><text:tab/><text:tab/>for(int k = 0; k &lt; m; k++) {</text:p>
      <text:p text:style-name="Preformatted_20_Text"><text:tab/><text:tab/><text:tab/><text:tab/>if(!strcmp(table[k].state1, cl[i].states[j]) &amp;&amp; strcmp(table[k].input, "e")) {</text:p>
      <text:p text:style-name="Preformatted_20_Text"><text:tab/><text:tab/><text:tab/><text:tab/><text:tab/>for(int p = 0; p &lt; n; p++) {</text:p>
      <text:p text:style-name="Preformatted_20_Text"><text:tab/><text:tab/><text:tab/><text:tab/><text:tab/><text:tab/>if(!strcmp(states[p], table[k].state2)) {</text:p>
      <text:p text:style-name="Preformatted_20_Text"><text:tab/><text:tab/><text:tab/><text:tab/><text:tab/><text:tab/><text:tab/>for(int q = 0; q &lt; cl[p].len; q++) {</text:p>
      <text:p text:style-name="Preformatted_20_Text"><text:tab/><text:tab/><text:tab/><text:tab/><text:tab/><text:tab/><text:tab/><text:tab/>if(!isDup(table1, m1, states[i], table[k].input, cl[p].states[q])) {</text:p>
      <text:p text:style-name="Preformatted_20_Text"><text:tab/><text:tab/><text:tab/><text:tab/><text:tab/><text:tab/><text:tab/><text:tab/><text:tab/>strcpy(table1[m1].state1, states[i]);</text:p>
      <text:p text:style-name="Preformatted_20_Text"><text:tab/><text:tab/><text:tab/><text:tab/><text:tab/><text:tab/><text:tab/><text:tab/><text:tab/>strcpy(table1[m1].input, table[k].input);</text:p>
      <text:p text:style-name="Preformatted_20_Text"><text:tab/><text:tab/><text:tab/><text:tab/><text:tab/><text:tab/><text:tab/><text:tab/><text:tab/>strcpy(table1[m1].state2, cl[p].states[q]);</text:p>
      <text:p text:style-name="Preformatted_20_Text"><text:tab/><text:tab/><text:tab/><text:tab/><text:tab/><text:tab/><text:tab/><text:tab/><text:tab/>m1++;</text:p>
      <text:p text:style-name="Preformatted_20_Text"><text:tab/><text:tab/><text:tab/><text:tab/><text:tab/><text:tab/><text:tab/><text:tab/>}</text:p>
      <text:p text:style-name="Preformatted_20_Text"><text:tab/><text:tab/><text:tab/><text:tab/><text:tab/><text:tab/><text:tab/>}</text:p>
      <text:p text:style-name="Preformatted_20_Text"><text:tab/><text:tab/><text:tab/><text:tab/><text:tab/><text:tab/><text:tab/>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Transition table of new NFA:\n");</text:p>
      <text:p text:style-name="Preformatted_20_Text"><text:tab/>for(int i = 0; i &lt; m1; i++) {</text:p>
      <text:p text:style-name="Preformatted_20_Text"><text:tab/><text:tab/>printf("%s %s %s\n", table1[i].state1, table1[i].input, table1[i].state2);</text:p>
      <text:p text:style-name="Preformatted_20_Text"><text:tab/>}</text:p>
      <text:p text:style-name="Preformatted_20_Text">}</text:p>
      <text:p text:style-name="Text_20_body"/>
      <text:p text:style-name="P7"><text:soft-page-break/>OUTPUT</text:p>
      <text:p text:style-name="Standard">Enter the no of states: 5</text:p>
      <text:p text:style-name="Standard">Enter the states:</text:p>
      <text:p text:style-name="Standard">q0</text:p>
      <text:p text:style-name="Standard">q1</text:p>
      <text:p text:style-name="Standard">q2 <text:s/></text:p>
      <text:p text:style-name="Standard">q3</text:p>
      <text:p text:style-name="Standard">q4</text:p>
      <text:p text:style-name="Standard">Enter the start state: q0</text:p>
      <text:p text:style-name="Standard">Enter the number of final states: 1</text:p>
      <text:p text:style-name="Standard">Enter the final states</text:p>
      <text:p text:style-name="Standard">q2</text:p>
      <text:p text:style-name="Standard">Enter the number of transitions: 7</text:p>
      <text:p text:style-name="Standard">Enter the transition table:</text:p>
      <text:p text:style-name="Standard">q0 1 q1</text:p>
      <text:p text:style-name="Standard">q1 1 q0</text:p>
      <text:p text:style-name="Standard">q0 e q2</text:p>
      <text:p text:style-name="Standard">q2 0 q3</text:p>
      <text:p text:style-name="Standard">q3 0 q2 </text:p>
      <text:p text:style-name="Standard">q2 1 q4</text:p>
      <text:p text:style-name="Standard">q4 0 q2</text:p>
      <text:p text:style-name="Standard"/>
      <text:p text:style-name="Standard">E-closure</text:p>
      <text:p text:style-name="Standard">q0: <text:s/>q0 <text:s/>q2 </text:p>
      <text:p text:style-name="Standard">q1: <text:s/>q1 </text:p>
      <text:p text:style-name="Standard">q2: <text:s/>q2 </text:p>
      <text:p text:style-name="Standard">q3: <text:s/>q3 </text:p>
      <text:p text:style-name="Standard">q4: <text:s/>q4 </text:p>
      <text:p text:style-name="Standard"/>
      <text:p text:style-name="Standard">The start states of new NFA:</text:p>
      <text:p text:style-name="Standard">q0</text:p>
      <text:p text:style-name="Standard">q2</text:p>
      <text:p text:style-name="Standard"/>
      <text:p text:style-name="Standard">The final states of new NFA:</text:p>
      <text:p text:style-name="Standard">q0</text:p>
      <text:p text:style-name="Standard">q2</text:p>
      <text:p text:style-name="Standard"/>
      <text:p text:style-name="Standard">Transition table of new NFA:</text:p>
      <text:p text:style-name="Standard">q0 1 q1</text:p>
      <text:p text:style-name="Standard">q0 0 q3</text:p>
      <text:p text:style-name="Standard">q0 1 q4</text:p>
      <text:p text:style-name="Standard">q1 1 q0</text:p>
      <text:p text:style-name="Standard">q1 1 q2</text:p>
      <text:p text:style-name="Standard">q2 0 q3</text:p>
      <text:p text:style-name="Standard">q2 1 q4</text:p>
      <text:p text:style-name="Standard">q3 0 q2</text:p>
      <text:p text:style-name="Standard">q4 0 q2</text:p>
      <text:p text:style-name="Standard"/>
      <text:p text:style-name="Standard"/>
      <text:p text:style-name="Standard"/>
      <text:p text:style-name="Standard"/>
      <text:p text:style-name="P12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trans {</text:p>
      <text:p text:style-name="Preformatted_20_Text"><text:tab/>char state1[3];</text:p>
      <text:p text:style-name="Preformatted_20_Text"><text:tab/>char input;</text:p>
      <text:p text:style-name="Preformatted_20_Text"><text:tab/>char state2[3];</text:p>
      <text:p text:style-name="Preformatted_20_Text">} trans;</text:p>
      <text:p text:style-name="Preformatted_20_Text"/>
      <text:p text:style-name="Preformatted_20_Text">typedef struct state {</text:p>
      <text:p text:style-name="Preformatted_20_Text"><text:tab/>int len;</text:p>
      <text:p text:style-name="Preformatted_20_Text"><text:tab/>char states[10][3];</text:p>
      <text:p text:style-name="Preformatted_20_Text"><text:tab/>int flag;</text:p>
      <text:p text:style-name="Preformatted_20_Text">} state;</text:p>
      <text:p text:style-name="Preformatted_20_Text"/>
      <text:p text:style-name="Preformatted_20_Text">typedef struct trans1 {</text:p>
      <text:p text:style-name="Preformatted_20_Text"><text:tab/>state state1;</text:p>
      <text:p text:style-name="Preformatted_20_Text"><text:tab/>char input;</text:p>
      <text:p text:style-name="Preformatted_20_Text"><text:tab/>state state2;</text:p>
      <text:p text:style-name="Preformatted_20_Text">} trans1;</text:p>
      <text:p text:style-name="Preformatted_20_Text"/>
      <text:p text:style-name="Preformatted_20_Text">// NFA data</text:p>
      <text:p text:style-name="Preformatted_20_Text">char states[10][3], start[3], final[10][3], alpha[5];</text:p>
      <text:p text:style-name="Preformatted_20_Text">trans table[30];</text:p>
      <text:p text:style-name="Preformatted_20_Text"/>
      <text:p text:style-name="Preformatted_20_Text">// DFA data</text:p>
      <text:p text:style-name="Preformatted_20_Text">state states1[100], start1, final1[100];</text:p>
      <text:p text:style-name="Preformatted_20_Text">trans1 table1[300];</text:p>
      <text:p text:style-name="Preformatted_20_Text"/>
      <text:p text:style-name="Preformatted_20_Text">void cpyState(state* state1, state state2) {</text:p>
      <text:p text:style-name="Preformatted_20_Text"><text:tab/>state1-&gt;len = state2.len;</text:p>
      <text:p text:style-name="Preformatted_20_Text"><text:tab/>state1-&gt;flag = state2.flag;</text:p>
      <text:p text:style-name="Preformatted_20_Text"><text:tab/></text:p>
      <text:p text:style-name="Preformatted_20_Text"><text:tab/>for(int i = 0; i &lt; state2.len; i++) {</text:p>
      <text:p text:style-name="Preformatted_20_Text"><text:tab/><text:tab/>strcpy(state1-&gt;states[i], state2.states[i]);</text:p>
      <text:p text:style-name="Preformatted_20_Text"><text:tab/>}</text:p>
      <text:p text:style-name="Preformatted_20_Text">}</text:p>
      <text:p text:style-name="Preformatted_20_Text"/>
      <text:p text:style-name="Preformatted_20_Text">int cmpState(state state1, state state2) {</text:p>
      <text:p text:style-name="Preformatted_20_Text"><text:tab/>if(state1.len != state2.len)</text:p>
      <text:p text:style-name="Preformatted_20_Text"><text:tab/><text:tab/>return 0;</text:p>
      <text:p text:style-name="Preformatted_20_Text"><text:tab/></text:p>
      <text:p text:style-name="Preformatted_20_Text"><text:tab/>int count = 0;</text:p>
      <text:p text:style-name="Preformatted_20_Text"><text:tab/></text:p>
      <text:p text:style-name="Preformatted_20_Text"><text:tab/>for(int i = 0; i &lt; state1.len; i++) {</text:p>
      <text:p text:style-name="Preformatted_20_Text"><text:tab/><text:tab/>for(int j = 0; j &lt; state2.len; j++) {</text:p>
      <text:p text:style-name="Preformatted_20_Text"><text:tab/><text:tab/><text:tab/>if(!strcmp(state1.states[i], state2.states[j]))</text:p>
      <text:p text:style-name="Preformatted_20_Text"><text:tab/><text:tab/><text:tab/><text:tab/>count++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if(count == state1.len)</text:p>
      <text:p text:style-name="Preformatted_20_Text"><text:tab/><text:tab/>return 1;</text:p>
      <text:p text:style-name="Preformatted_20_Text"><text:tab/>else</text:p>
      <text:p text:style-name="Preformatted_20_Text"><text:tab/><text:tab/>return 0;</text:p>
      <text:p text:style-name="Preformatted_20_Text">}</text:p>
      <text:p text:style-name="Preformatted_20_Text"/>
      <text:p text:style-name="Preformatted_20_Text">int containsState(state st, char state[]) {</text:p>
      <text:p text:style-name="Preformatted_20_Text"><text:tab/>for(int i = 0; i &lt; st.len; i++) {</text:p>
      <text:p text:style-name="Preformatted_20_Text"><text:tab/><text:tab/>if(!strcmp(st.states[i], state))</text:p>
      <text:p text:style-name="Preformatted_20_Text"><text:tab/><text:tab/><text:tab/>return 1;</text:p>
      <text:p text:style-name="Preformatted_20_Text"><text:soft-page-break/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void insertTrans(trans1* table, state* state1, char input, state* state2, int i) {</text:p>
      <text:p text:style-name="Preformatted_20_Text"><text:tab/>table[i].state1.len = state1-&gt;len;</text:p>
      <text:p text:style-name="Preformatted_20_Text"><text:tab/>table[i].state1.flag = state1-&gt;flag;</text:p>
      <text:p text:style-name="Preformatted_20_Text"><text:tab/></text:p>
      <text:p text:style-name="Preformatted_20_Text"><text:tab/>for(int j = 0; j &lt; state1-&gt;len; j++) {</text:p>
      <text:p text:style-name="Preformatted_20_Text"><text:tab/><text:tab/>strcpy(table[i].state1.states[j], state1-&gt;states[j]);</text:p>
      <text:p text:style-name="Preformatted_20_Text"><text:tab/>}</text:p>
      <text:p text:style-name="Preformatted_20_Text"/>
      <text:p text:style-name="Preformatted_20_Text"><text:tab/>table[i].state2.len = state2-&gt;len;</text:p>
      <text:p text:style-name="Preformatted_20_Text"><text:tab/>table[i].state2.flag = state2-&gt;flag;</text:p>
      <text:p text:style-name="Preformatted_20_Text"><text:tab/></text:p>
      <text:p text:style-name="Preformatted_20_Text"><text:tab/>for(int j = 0; j &lt; state2-&gt;len; j++) {</text:p>
      <text:p text:style-name="Preformatted_20_Text"><text:tab/><text:tab/>strcpy(table[i].state2.states[j], state2-&gt;states[j]);</text:p>
      <text:p text:style-name="Preformatted_20_Text"><text:tab/>}</text:p>
      <text:p text:style-name="Preformatted_20_Text"><text:tab/></text:p>
      <text:p text:style-name="Preformatted_20_Text"><text:tab/>table[i].input = input;</text:p>
      <text:p text:style-name="Preformatted_20_Text">}</text:p>
      <text:p text:style-name="Preformatted_20_Text"/>
      <text:p text:style-name="Preformatted_20_Text">void main() {</text:p>
      <text:p text:style-name="Preformatted_20_Text"><text:tab/>int n, f, m, l;</text:p>
      <text:p text:style-name="Preformatted_20_Text"><text:tab/></text:p>
      <text:p text:style-name="Preformatted_20_Text"><text:tab/>// Reading the NFA</text:p>
      <text:p text:style-name="Preformatted_20_Text"><text:tab/>printf("Enter the no of states: ");</text:p>
      <text:p text:style-name="Preformatted_20_Text"><text:tab/>scanf("%d", &amp;n);</text:p>
      <text:p text:style-name="Preformatted_20_Text"><text:tab/></text:p>
      <text:p text:style-name="Preformatted_20_Text"><text:tab/>printf("Enter the states:\n");</text:p>
      <text:p text:style-name="Preformatted_20_Text"><text:tab/>for(int i = 0; i &lt; n; i++) {</text:p>
      <text:p text:style-name="Preformatted_20_Text"><text:tab/><text:tab/>scanf("%s", states[i]);</text:p>
      <text:p text:style-name="Preformatted_20_Text"><text:tab/>}</text:p>
      <text:p text:style-name="Preformatted_20_Text"><text:tab/></text:p>
      <text:p text:style-name="Preformatted_20_Text"><text:tab/>printf("Enter the start state: ");</text:p>
      <text:p text:style-name="Preformatted_20_Text"><text:tab/>scanf("%s", start);</text:p>
      <text:p text:style-name="Preformatted_20_Text"><text:tab/></text:p>
      <text:p text:style-name="Preformatted_20_Text"><text:tab/>printf("Enter the number of final states: ");</text:p>
      <text:p text:style-name="Preformatted_20_Text"><text:tab/>scanf("%d", &amp;f);</text:p>
      <text:p text:style-name="Preformatted_20_Text"><text:tab/></text:p>
      <text:p text:style-name="Preformatted_20_Text"><text:tab/>printf("Enter the final states\n");</text:p>
      <text:p text:style-name="Preformatted_20_Text"><text:tab/>for(int i = 0; i &lt; f; i++) {</text:p>
      <text:p text:style-name="Preformatted_20_Text"><text:tab/><text:tab/>scanf("%s", final[i]);</text:p>
      <text:p text:style-name="Preformatted_20_Text"><text:tab/>}</text:p>
      <text:p text:style-name="Preformatted_20_Text"><text:tab/></text:p>
      <text:p text:style-name="Preformatted_20_Text"><text:tab/>printf("Enter the number of alphabets: ");</text:p>
      <text:p text:style-name="Preformatted_20_Text"><text:tab/>scanf("%d", &amp;l);</text:p>
      <text:p text:style-name="Preformatted_20_Text"><text:tab/></text:p>
      <text:p text:style-name="Preformatted_20_Text"><text:tab/>printf("Enter the alphabets\n");</text:p>
      <text:p text:style-name="Preformatted_20_Text"><text:tab/>for(int i = 0; i &lt; l; i++) {</text:p>
      <text:p text:style-name="Preformatted_20_Text"><text:tab/><text:tab/>scanf(" %c", &amp;alpha[i]);</text:p>
      <text:p text:style-name="Preformatted_20_Text"><text:tab/>}</text:p>
      <text:p text:style-name="Preformatted_20_Text"><text:tab/></text:p>
      <text:p text:style-name="Preformatted_20_Text"><text:tab/>printf("Enter the number of transitions: ");</text:p>
      <text:p text:style-name="Preformatted_20_Text"><text:tab/>scanf("%d", &amp;m);</text:p>
      <text:p text:style-name="Preformatted_20_Text"><text:tab/></text:p>
      <text:p text:style-name="Preformatted_20_Text"><text:tab/>printf("Enter the transition table:\n");</text:p>
      <text:p text:style-name="Preformatted_20_Text"><text:tab/>for(int i = 0; i &lt; m; i++) {</text:p>
      <text:p text:style-name="Preformatted_20_Text"><text:tab/><text:tab/>scanf("%s %c %s", table[i].state1, &amp;table[i].input, table[i].state2);</text:p>
      <text:p text:style-name="Preformatted_20_Text"><text:tab/>}</text:p>
      <text:p text:style-name="Preformatted_20_Text"><text:tab/></text:p>
      <text:p text:style-name="Preformatted_20_Text"><text:soft-page-break/><text:tab/>// Converting to DFA</text:p>
      <text:p text:style-name="Preformatted_20_Text"><text:tab/>int n1 = 0, f1 = 0, m1 = 0;</text:p>
      <text:p text:style-name="Preformatted_20_Text"><text:tab/></text:p>
      <text:p text:style-name="Preformatted_20_Text"><text:tab/>strcpy(start1.states[0], start); // Start state of DFA</text:p>
      <text:p text:style-name="Preformatted_20_Text"><text:tab/>start1.len = 1;</text:p>
      <text:p text:style-name="Preformatted_20_Text"><text:tab/>start1.flag = 1;</text:p>
      <text:p text:style-name="Preformatted_20_Text"><text:tab/></text:p>
      <text:p text:style-name="Preformatted_20_Text"><text:tab/>cpyState(&amp;states1[n1], start1); // Adding states</text:p>
      <text:p text:style-name="Preformatted_20_Text"><text:tab/>n1++;</text:p>
      <text:p text:style-name="Preformatted_20_Text"><text:tab/></text:p>
      <text:p text:style-name="Preformatted_20_Text"><text:tab/>state temp;</text:p>
      <text:p text:style-name="Preformatted_20_Text"><text:tab/></text:p>
      <text:p text:style-name="Preformatted_20_Text"><text:tab/>cpyState(&amp;temp, start1);</text:p>
      <text:p text:style-name="Preformatted_20_Text"><text:tab/></text:p>
      <text:p text:style-name="Preformatted_20_Text"><text:tab/>int flag, isDead = 0;</text:p>
      <text:p text:style-name="Preformatted_20_Text"><text:tab/>state dead;</text:p>
      <text:p text:style-name="Preformatted_20_Text"><text:tab/></text:p>
      <text:p text:style-name="Preformatted_20_Text"><text:tab/>while(1) {</text:p>
      <text:p text:style-name="Preformatted_20_Text"><text:tab/><text:tab/>for(int i = 0; i &lt; l; i++) {</text:p>
      <text:p text:style-name="Preformatted_20_Text"><text:tab/><text:tab/><text:tab/>state temp1;</text:p>
      <text:p text:style-name="Preformatted_20_Text"><text:tab/><text:tab/><text:tab/>temp1.len = 0;</text:p>
      <text:p text:style-name="Preformatted_20_Text"><text:tab/><text:tab/><text:tab/>temp1.flag = 0;</text:p>
      <text:p text:style-name="Preformatted_20_Text"><text:tab/><text:tab/><text:tab/></text:p>
      <text:p text:style-name="Preformatted_20_Text"><text:tab/><text:tab/><text:tab/>for(int j = 0; j &lt; temp.len; j++) {</text:p>
      <text:p text:style-name="Preformatted_20_Text"><text:tab/><text:tab/><text:tab/><text:tab/>for(int k = 0; k &lt; m; k++) {</text:p>
      <text:p text:style-name="Preformatted_20_Text"><text:tab/><text:tab/><text:tab/><text:tab/><text:tab/>if(!strcmp(temp.states[j], table[k].state1) &amp;&amp; alpha[i] == table[k].input &amp;&amp; !containsState(temp1, table[k].state2)) {</text:p>
      <text:p text:style-name="Preformatted_20_Text"><text:tab/><text:tab/><text:tab/><text:tab/><text:tab/><text:tab/>strcpy(temp1.states[temp1.len++], table[k].state2)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state state1, state2;</text:p>
      <text:p text:style-name="Preformatted_20_Text"><text:tab/><text:tab/><text:tab/></text:p>
      <text:p text:style-name="Preformatted_20_Text"><text:tab/><text:tab/><text:tab/>cpyState(&amp;state1, temp);</text:p>
      <text:p text:style-name="Preformatted_20_Text"><text:tab/><text:tab/><text:tab/></text:p>
      <text:p text:style-name="Preformatted_20_Text"><text:tab/><text:tab/><text:tab/>if(temp1.len == 0) {</text:p>
      <text:p text:style-name="Preformatted_20_Text"><text:tab/><text:tab/><text:tab/><text:tab/>isDead = 1;</text:p>
      <text:p text:style-name="Preformatted_20_Text"><text:tab/><text:tab/><text:tab/><text:tab/>dead.len = 1;</text:p>
      <text:p text:style-name="Preformatted_20_Text"><text:tab/><text:tab/><text:tab/><text:tab/>dead.flag = 1;</text:p>
      <text:p text:style-name="Preformatted_20_Text"><text:tab/><text:tab/><text:tab/><text:tab/>strcpy(dead.states[0], "q-");</text:p>
      <text:p text:style-name="Preformatted_20_Text"><text:tab/><text:tab/><text:tab/><text:tab/>cpyState(&amp;state2, dead);</text:p>
      <text:p text:style-name="Preformatted_20_Text"><text:tab/><text:tab/><text:tab/>} else {</text:p>
      <text:p text:style-name="Preformatted_20_Text"><text:tab/><text:tab/><text:tab/><text:tab/>cpyState(&amp;state2, temp1);</text:p>
      <text:p text:style-name="Preformatted_20_Text"><text:tab/><text:tab/><text:tab/><text:tab/></text:p>
      <text:p text:style-name="Preformatted_20_Text"><text:tab/><text:tab/><text:tab/><text:tab/>flag = 0;</text:p>
      <text:p text:style-name="Preformatted_20_Text"><text:tab/><text:tab/><text:tab/><text:tab/></text:p>
      <text:p text:style-name="Preformatted_20_Text"><text:tab/><text:tab/><text:tab/><text:tab/>for(int k = 0; k &lt; n1; k++) {</text:p>
      <text:p text:style-name="Preformatted_20_Text"><text:tab/><text:tab/><text:tab/><text:tab/><text:tab/>if(cmpState(states1[k], temp1))</text:p>
      <text:p text:style-name="Preformatted_20_Text"><text:tab/><text:tab/><text:tab/><text:tab/><text:tab/><text:tab/>flag = 1;</text:p>
      <text:p text:style-name="Preformatted_20_Text"><text:tab/><text:tab/><text:tab/><text:tab/>}</text:p>
      <text:p text:style-name="Preformatted_20_Text"><text:tab/><text:tab/><text:tab/><text:tab/></text:p>
      <text:p text:style-name="Preformatted_20_Text"><text:tab/><text:tab/><text:tab/><text:tab/>if(!flag)</text:p>
      <text:p text:style-name="Preformatted_20_Text"><text:tab/><text:tab/><text:tab/><text:tab/><text:tab/>cpyState(&amp;states1[n1++], temp1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nsertTrans(table1, &amp;state1, alpha[i], &amp;state2, m1++);</text:p>
      <text:p text:style-name="Preformatted_20_Text"><text:tab/><text:tab/>}</text:p>
      <text:p text:style-name="Preformatted_20_Text"><text:tab/><text:tab/></text:p>
      <text:p text:style-name="Preformatted_20_Text"><text:tab/><text:tab/>flag = 0;</text:p>
      <text:p text:style-name="Preformatted_20_Text"><text:tab/><text:tab/></text:p>
      <text:p text:style-name="Preformatted_20_Text"><text:tab/><text:tab/>for(int i = 0; i &lt; n1; i++) {</text:p>
      <text:p text:style-name="Preformatted_20_Text"><text:tab/><text:tab/><text:tab/>if(states1[i].flag == 0) {</text:p>
      <text:p text:style-name="Preformatted_20_Text"><text:soft-page-break/><text:tab/><text:tab/><text:tab/><text:tab/>flag = 1;</text:p>
      <text:p text:style-name="Preformatted_20_Text"><text:tab/><text:tab/><text:tab/><text:tab/>cpyState(&amp;temp, states1[i]);</text:p>
      <text:p text:style-name="Preformatted_20_Text"><text:tab/><text:tab/><text:tab/><text:tab/>states1[i].flag = 1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</text:p>
      <text:p text:style-name="Preformatted_20_Text"><text:tab/><text:tab/></text:p>
      <text:p text:style-name="Preformatted_20_Text"><text:tab/><text:tab/>if(!flag) {</text:p>
      <text:p text:style-name="Preformatted_20_Text"><text:tab/><text:tab/><text:tab/>if(isDead) {</text:p>
      <text:p text:style-name="Preformatted_20_Text"><text:tab/><text:tab/><text:tab/><text:tab/>for(int i = 0; i &lt; l; i++)</text:p>
      <text:p text:style-name="Preformatted_20_Text"><text:tab/><text:tab/><text:tab/><text:tab/><text:tab/>insertTrans(table1, &amp;dead, alpha[i], &amp;dead, m1++);</text:p>
      <text:p text:style-name="Preformatted_20_Text"><text:tab/><text:tab/><text:tab/>}</text:p>
      <text:p text:style-name="Preformatted_20_Text"><text:tab/><text:tab/><text:tab/>break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for(int i = 0; i &lt; f; i++) {</text:p>
      <text:p text:style-name="Preformatted_20_Text"><text:tab/><text:tab/>for(int j = 0; j &lt; n1; j++) {</text:p>
      <text:p text:style-name="Preformatted_20_Text"><text:tab/><text:tab/><text:tab/>for(int k = 0; k &lt; states1[j].len; k++) {</text:p>
      <text:p text:style-name="Preformatted_20_Text"><text:tab/><text:tab/><text:tab/><text:tab/>if(!strcmp(final[i], states1[j].states[k])) {</text:p>
      <text:p text:style-name="Preformatted_20_Text"><text:tab/><text:tab/><text:tab/><text:tab/><text:tab/>cpyState(&amp;final1[f1++], states1[j]);</text:p>
      <text:p text:style-name="Preformatted_20_Text"><text:tab/><text:tab/><text:tab/><text:tab/><text:tab/>break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States of DFA\n");</text:p>
      <text:p text:style-name="Preformatted_20_Text"><text:tab/>for(int i = 0; i &lt; n1; i++) {</text:p>
      <text:p text:style-name="Preformatted_20_Text"><text:tab/><text:tab/>printf("{");</text:p>
      <text:p text:style-name="Preformatted_20_Text"><text:tab/><text:tab/>for(int j = 0; j &lt; states1[i].len; j++) {</text:p>
      <text:p text:style-name="Preformatted_20_Text"><text:tab/><text:tab/><text:tab/>printf(" %s ", states1[i].states[j]);</text:p>
      <text:p text:style-name="Preformatted_20_Text"><text:tab/><text:tab/>}</text:p>
      <text:p text:style-name="Preformatted_20_Text"><text:tab/><text:tab/>printf("}\n");</text:p>
      <text:p text:style-name="Preformatted_20_Text"><text:tab/>}</text:p>
      <text:p text:style-name="Preformatted_20_Text"/>
      <text:p text:style-name="Preformatted_20_Text"><text:tab/>printf("\nStart state of DFA\n");</text:p>
      <text:p text:style-name="Preformatted_20_Text"><text:tab/>printf("{");</text:p>
      <text:p text:style-name="Preformatted_20_Text"><text:tab/>printf(" %s ", start1.states[0]);</text:p>
      <text:p text:style-name="Preformatted_20_Text"><text:tab/>printf("}\n");</text:p>
      <text:p text:style-name="Preformatted_20_Text"><text:tab/></text:p>
      <text:p text:style-name="Preformatted_20_Text"><text:tab/>printf("\nFinal states of DFA\n");</text:p>
      <text:p text:style-name="Preformatted_20_Text"><text:tab/>for(int i = 0; i &lt; f1; i++) {</text:p>
      <text:p text:style-name="Preformatted_20_Text"><text:tab/><text:tab/>printf("{");</text:p>
      <text:p text:style-name="Preformatted_20_Text"><text:tab/><text:tab/>for(int j = 0; j &lt; final1[i].len; j++) {</text:p>
      <text:p text:style-name="Preformatted_20_Text"><text:tab/><text:tab/><text:tab/>printf(" %s ", final1[i].states[j]);</text:p>
      <text:p text:style-name="Preformatted_20_Text"><text:tab/><text:tab/>}</text:p>
      <text:p text:style-name="Preformatted_20_Text"><text:tab/><text:tab/>printf("}\n");</text:p>
      <text:p text:style-name="Preformatted_20_Text"><text:tab/>}</text:p>
      <text:p text:style-name="Preformatted_20_Text"><text:tab/></text:p>
      <text:p text:style-name="Preformatted_20_Text"><text:tab/></text:p>
      <text:p text:style-name="Preformatted_20_Text"><text:tab/>printf("\nTransition table of DFA\n");</text:p>
      <text:p text:style-name="Preformatted_20_Text"><text:tab/>for(int i = 0; i &lt; m1; i++) {</text:p>
      <text:p text:style-name="Preformatted_20_Text"><text:tab/><text:tab/>printf("{");</text:p>
      <text:p text:style-name="Preformatted_20_Text"><text:tab/><text:tab/>for(int j = 0; j &lt; table1[i].state1.len; j++) {</text:p>
      <text:p text:style-name="Preformatted_20_Text"><text:tab/><text:tab/><text:tab/>printf(" %s ", table1[i].state1.states[j]);</text:p>
      <text:p text:style-name="Preformatted_20_Text"><text:tab/><text:tab/>}</text:p>
      <text:p text:style-name="Preformatted_20_Text"><text:tab/><text:tab/>printf("}");</text:p>
      <text:p text:style-name="Preformatted_20_Text"/>
      <text:p text:style-name="Preformatted_20_Text"><text:tab/><text:tab/>printf(" %c ", table1[i].input);<text:tab/><text:tab/></text:p>
      <text:p text:style-name="Preformatted_20_Text"/>
      <text:p text:style-name="Preformatted_20_Text"><text:tab/><text:tab/>printf("{");</text:p>
      <text:p text:style-name="Preformatted_20_Text"><text:tab/><text:tab/>for(int j = 0; j &lt; table1[i].state2.len; j++) {</text:p>
      <text:p text:style-name="Preformatted_20_Text"><text:tab/><text:tab/><text:tab/>printf(" %s ", table1[i].state2.states[j]);</text:p>
      <text:p text:style-name="Preformatted_20_Text"><text:soft-page-break/><text:tab/><text:tab/>}</text:p>
      <text:p text:style-name="Preformatted_20_Text"><text:tab/><text:tab/>printf("}\n");</text:p>
      <text:p text:style-name="Preformatted_20_Text"><text:tab/>}</text:p>
      <text:p text:style-name="Preformatted_20_Text">}</text:p>
      <text:p text:style-name="Text_20_body"/>
      <text:p text:style-name="P8">OUTPUT</text:p>
      <text:p text:style-name="Standard">Enter the no of states: 3</text:p>
      <text:p text:style-name="Standard">Enter the states:</text:p>
      <text:p text:style-name="Standard">q0</text:p>
      <text:p text:style-name="Standard">q1</text:p>
      <text:p text:style-name="Standard">q2</text:p>
      <text:p text:style-name="Standard">Enter the start state: q0</text:p>
      <text:p text:style-name="Standard">Enter the number of final states: 1</text:p>
      <text:p text:style-name="Standard">Enter the final states</text:p>
      <text:p text:style-name="Standard">q2</text:p>
      <text:p text:style-name="Standard">Enter the number of alphabets: 2</text:p>
      <text:p text:style-name="Standard">Enter the alphabets</text:p>
      <text:p text:style-name="Standard">0</text:p>
      <text:p text:style-name="Standard">1</text:p>
      <text:p text:style-name="Standard">Enter the number of transitions: 9</text:p>
      <text:p text:style-name="Standard">Enter the transition table:</text:p>
      <text:p text:style-name="Standard">q0 0 q0</text:p>
      <text:p text:style-name="Standard">q0 1 q1</text:p>
      <text:p text:style-name="Standard">q0 1 q2</text:p>
      <text:p text:style-name="Standard">q1 0 q1</text:p>
      <text:p text:style-name="Standard">q1 0 q2</text:p>
      <text:p text:style-name="Standard">q1 1 q2</text:p>
      <text:p text:style-name="Standard">q2 0 q0</text:p>
      <text:p text:style-name="Standard">q2 0 q1</text:p>
      <text:p text:style-name="Standard">q2 1 q1</text:p>
      <text:p text:style-name="Standard"/>
      <text:p text:style-name="Standard">States of DFA</text:p>
      <text:p text:style-name="Standard">{ q0 }</text:p>
      <text:p text:style-name="Standard">{ q1 <text:s/>q2 }</text:p>
      <text:p text:style-name="Standard">{ q1 <text:s/>q2 <text:s/>q0 }</text:p>
      <text:p text:style-name="Standard"/>
      <text:p text:style-name="Standard">Start state of DFA</text:p>
      <text:p text:style-name="Standard">{ q0 }</text:p>
      <text:p text:style-name="Standard"/>
      <text:p text:style-name="Standard">Final states of DFA</text:p>
      <text:p text:style-name="Standard">{ q1 <text:s/>q2 }</text:p>
      <text:p text:style-name="Standard">{ q1 <text:s/>q2 <text:s/>q0 }</text:p>
      <text:p text:style-name="Standard"/>
      <text:p text:style-name="Standard">Transition table of DFA</text:p>
      <text:p text:style-name="Standard">{ q0 } 0 { q0 }</text:p>
      <text:p text:style-name="Standard">{ q0 } 1 { q1 <text:s/>q2 }</text:p>
      <text:p text:style-name="Standard">{ q1 <text:s/>q2 } 0 { q1 <text:s/>q2 <text:s/>q0 }</text:p>
      <text:p text:style-name="Standard">{ q1 <text:s/>q2 } 1 { q2 <text:s/>q1 }</text:p>
      <text:p text:style-name="Standard">{ q1 <text:s/>q2 <text:s/>q0 } 0 { q1 <text:s/>q2 <text:s/>q0 }</text:p>
      <text:p text:style-name="Standard">{ q1 <text:s/>q2 <text:s/>q0 } 1 { q2 <text:s/>q1 }</text:p>
      <text:p text:style-name="Standard"/>
      <text:p text:style-name="P12"><text:soft-page-break/>PROGRAM CODE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typedef struct trans {</text:p>
      <text:p text:style-name="Preformatted_20_Text"><text:tab/>char state1[3];</text:p>
      <text:p text:style-name="Preformatted_20_Text"><text:tab/>char input;</text:p>
      <text:p text:style-name="Preformatted_20_Text"><text:tab/>char state2[3];</text:p>
      <text:p text:style-name="Preformatted_20_Text">} trans;</text:p>
      <text:p text:style-name="Preformatted_20_Text"/>
      <text:p text:style-name="Preformatted_20_Text">typedef struct state {</text:p>
      <text:p text:style-name="Preformatted_20_Text"><text:tab/>int len;</text:p>
      <text:p text:style-name="Preformatted_20_Text"><text:tab/>char states[10][3];</text:p>
      <text:p text:style-name="Preformatted_20_Text">} state;</text:p>
      <text:p text:style-name="Preformatted_20_Text"/>
      <text:p text:style-name="Preformatted_20_Text">typedef struct trans1 {</text:p>
      <text:p text:style-name="Preformatted_20_Text"><text:tab/>state state1;</text:p>
      <text:p text:style-name="Preformatted_20_Text"><text:tab/>char input;</text:p>
      <text:p text:style-name="Preformatted_20_Text"><text:tab/>state state2;</text:p>
      <text:p text:style-name="Preformatted_20_Text">} trans1;</text:p>
      <text:p text:style-name="Preformatted_20_Text"/>
      <text:p text:style-name="Preformatted_20_Text">int store[10];</text:p>
      <text:p text:style-name="Preformatted_20_Text"/>
      <text:p text:style-name="Preformatted_20_Text">// DFA data</text:p>
      <text:p text:style-name="Preformatted_20_Text">int n, f, m, l;</text:p>
      <text:p text:style-name="Preformatted_20_Text">char states[10][3], start[3], final[10][3], alpha[5];</text:p>
      <text:p text:style-name="Preformatted_20_Text">trans table[50];</text:p>
      <text:p text:style-name="Preformatted_20_Text"/>
      <text:p text:style-name="Preformatted_20_Text">// Minimised DFA data</text:p>
      <text:p text:style-name="Preformatted_20_Text">int n1, f1, m1, l;</text:p>
      <text:p text:style-name="Preformatted_20_Text">state states1[10], start1, final1[10];</text:p>
      <text:p text:style-name="Preformatted_20_Text">trans1 table1[50];</text:p>
      <text:p text:style-name="Preformatted_20_Text"/>
      <text:p text:style-name="Preformatted_20_Text">void removeState(int k) {</text:p>
      <text:p text:style-name="Preformatted_20_Text"><text:tab/>for(int i = k; i &lt; n - 1; i++) {</text:p>
      <text:p text:style-name="Preformatted_20_Text"><text:tab/><text:tab/>strcpy(states[i], states[i + 1]);</text:p>
      <text:p text:style-name="Preformatted_20_Text"><text:tab/>}</text:p>
      <text:p text:style-name="Preformatted_20_Text"><text:tab/></text:p>
      <text:p text:style-name="Preformatted_20_Text"><text:tab/>n--;</text:p>
      <text:p text:style-name="Preformatted_20_Text">}</text:p>
      <text:p text:style-name="Preformatted_20_Text"/>
      <text:p text:style-name="Preformatted_20_Text">void removeTrans(int k) {</text:p>
      <text:p text:style-name="Preformatted_20_Text"><text:tab/>for(int i = 2 * k; i &lt; m - 2; i++) {</text:p>
      <text:p text:style-name="Preformatted_20_Text"><text:tab/><text:tab/>strcpy(table[i].state1, table[i + 2].state1);</text:p>
      <text:p text:style-name="Preformatted_20_Text"><text:tab/><text:tab/>table[i].input = table[i + 2].input;</text:p>
      <text:p text:style-name="Preformatted_20_Text"><text:tab/><text:tab/>strcpy(table[i].state2, table[i + 2].state2);</text:p>
      <text:p text:style-name="Preformatted_20_Text"><text:tab/>}</text:p>
      <text:p text:style-name="Preformatted_20_Text"><text:tab/></text:p>
      <text:p text:style-name="Preformatted_20_Text"><text:tab/>m -= 2;</text:p>
      <text:p text:style-name="Preformatted_20_Text">}</text:p>
      <text:p text:style-name="Preformatted_20_Text"/>
      <text:p text:style-name="Preformatted_20_Text">int isFinal(char state[]) {</text:p>
      <text:p text:style-name="Preformatted_20_Text"><text:tab/>for(int i = 0; i &lt; f; i++) {</text:p>
      <text:p text:style-name="Preformatted_20_Text"><text:tab/><text:tab/>if(!strcmp(final[i], state))</text:p>
      <text:p text:style-name="Preformatted_20_Text"><text:tab/><text:tab/><text:tab/>return 1;</text:p>
      <text:p text:style-name="Preformatted_20_Text"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int goTo(char st[], char c) {</text:p>
      <text:p text:style-name="Preformatted_20_Text"><text:tab/>for(int i = 0; i &lt; m; i++) {</text:p>
      <text:p text:style-name="Preformatted_20_Text"><text:soft-page-break/><text:tab/><text:tab/>if(!strcmp(table[i].state1, st) &amp;&amp; table[i].input == c) {</text:p>
      <text:p text:style-name="Preformatted_20_Text"><text:tab/><text:tab/><text:tab/>for(int j = 0; j &lt; n; j++) {</text:p>
      <text:p text:style-name="Preformatted_20_Text"><text:tab/><text:tab/><text:tab/><text:tab/>if(!strcmp(states[j], table[i].state2))</text:p>
      <text:p text:style-name="Preformatted_20_Text"><text:tab/><text:tab/><text:tab/><text:tab/><text:tab/>return j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int contains(state st[], int n, char state[3]) {</text:p>
      <text:p text:style-name="Preformatted_20_Text"><text:tab/>for(int i = 0; i &lt; n; i++) {</text:p>
      <text:p text:style-name="Preformatted_20_Text"><text:tab/><text:tab/>for(int j = 0; j &lt; st[i].len; j++) {</text:p>
      <text:p text:style-name="Preformatted_20_Text"><text:tab/><text:tab/><text:tab/>if(!strcmp(st[i].states[j], state))</text:p>
      <text:p text:style-name="Preformatted_20_Text"><text:tab/><text:tab/><text:tab/><text:tab/>return 1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int cmpState(state state1, state state2) {</text:p>
      <text:p text:style-name="Preformatted_20_Text"><text:tab/>if(state1.len != state2.len)</text:p>
      <text:p text:style-name="Preformatted_20_Text"><text:tab/><text:tab/>return 0;</text:p>
      <text:p text:style-name="Preformatted_20_Text"><text:tab/></text:p>
      <text:p text:style-name="Preformatted_20_Text"><text:tab/>int count = 0;</text:p>
      <text:p text:style-name="Preformatted_20_Text"><text:tab/></text:p>
      <text:p text:style-name="Preformatted_20_Text"><text:tab/>for(int i = 0; i &lt; state1.len; i++) {</text:p>
      <text:p text:style-name="Preformatted_20_Text"><text:tab/><text:tab/>for(int j = 0; j &lt; state2.len; j++) {</text:p>
      <text:p text:style-name="Preformatted_20_Text"><text:tab/><text:tab/><text:tab/>if(!strcmp(state1.states[i], state2.states[j]))</text:p>
      <text:p text:style-name="Preformatted_20_Text"><text:tab/><text:tab/><text:tab/><text:tab/>count++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if(count == state1.len)</text:p>
      <text:p text:style-name="Preformatted_20_Text"><text:tab/><text:tab/>return 1;</text:p>
      <text:p text:style-name="Preformatted_20_Text"><text:tab/>else</text:p>
      <text:p text:style-name="Preformatted_20_Text"><text:tab/><text:tab/>return 0;</text:p>
      <text:p text:style-name="Preformatted_20_Text">}</text:p>
      <text:p text:style-name="Preformatted_20_Text"/>
      <text:p text:style-name="Preformatted_20_Text">int containsState(state states[], int n, state st) {</text:p>
      <text:p text:style-name="Preformatted_20_Text"><text:tab/>for(int i = 0; i &lt; n; i++) {</text:p>
      <text:p text:style-name="Preformatted_20_Text"><text:tab/><text:tab/>if(cmpState(states[i], st))</text:p>
      <text:p text:style-name="Preformatted_20_Text"><text:tab/><text:tab/><text:tab/>return 1;</text:p>
      <text:p text:style-name="Preformatted_20_Text"><text:tab/>}</text:p>
      <text:p text:style-name="Preformatted_20_Text"><text:tab/></text:p>
      <text:p text:style-name="Preformatted_20_Text"><text:tab/>return 0;</text:p>
      <text:p text:style-name="Preformatted_20_Text">}</text:p>
      <text:p text:style-name="Preformatted_20_Text"/>
      <text:p text:style-name="Preformatted_20_Text">int is_clique(int n, int graph[n][n], int b) {</text:p>
      <text:p text:style-name="Preformatted_20_Text"><text:tab/>for(int i = 1; i &lt; b; i++) {</text:p>
      <text:p text:style-name="Preformatted_20_Text"><text:tab/><text:tab/>for(int j = i + 1; j &lt; b; j++)</text:p>
      <text:p text:style-name="Preformatted_20_Text"><text:tab/><text:tab/><text:tab/>if(graph[store[i]][store[j]] == 1)</text:p>
      <text:p text:style-name="Preformatted_20_Text"><text:tab/><text:tab/><text:tab/><text:tab/>return 0;</text:p>
      <text:p text:style-name="Preformatted_20_Text"><text:tab/>}</text:p>
      <text:p text:style-name="Preformatted_20_Text"><text:tab/></text:p>
      <text:p text:style-name="Preformatted_20_Text"><text:tab/>return 1;</text:p>
      <text:p text:style-name="Preformatted_20_Text">}</text:p>
      <text:p text:style-name="Preformatted_20_Text"/>
      <text:p text:style-name="Preformatted_20_Text">void combine(int n)</text:p>
      <text:p text:style-name="Preformatted_20_Text">{</text:p>
      <text:p text:style-name="Preformatted_20_Text"><text:tab/>states1[n1].len = 0;</text:p>
      <text:p text:style-name="Preformatted_20_Text"><text:tab/></text:p>
      <text:p text:style-name="Preformatted_20_Text"><text:tab/>int flag = 0;</text:p>
      <text:p text:style-name="Preformatted_20_Text"><text:tab/></text:p>
      <text:p text:style-name="Preformatted_20_Text"><text:soft-page-break/><text:tab/>for(int i = 1; i &lt; n; i++) {</text:p>
      <text:p text:style-name="Preformatted_20_Text"><text:tab/><text:tab/>if(!contains(states1, n1, states[store[i]])) {</text:p>
      <text:p text:style-name="Preformatted_20_Text"><text:tab/><text:tab/><text:tab/>strcpy(states1[n1].states[states1[n1].len++], states[store[i]]);</text:p>
      <text:p text:style-name="Preformatted_20_Text"><text:tab/><text:tab/><text:tab/>flag = 1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if(flag)</text:p>
      <text:p text:style-name="Preformatted_20_Text"><text:tab/><text:tab/>n1++;</text:p>
      <text:p text:style-name="Preformatted_20_Text">}</text:p>
      <text:p text:style-name="Preformatted_20_Text"/>
      <text:p text:style-name="Preformatted_20_Text">void findCliques(int n, int graph[n][n], int i, int l, int k) {</text:p>
      <text:p text:style-name="Preformatted_20_Text"><text:tab/>for (int j = i; j &lt; n - (k - l); j++) {</text:p>
      <text:p text:style-name="Preformatted_20_Text"><text:tab/><text:tab/>store[l] = j;</text:p>
      <text:p text:style-name="Preformatted_20_Text"><text:tab/><text:tab/></text:p>
      <text:p text:style-name="Preformatted_20_Text"><text:tab/><text:tab/>if (is_clique(n, graph, l + 1)) {</text:p>
      <text:p text:style-name="Preformatted_20_Text"><text:tab/><text:tab/><text:tab/>if (l &lt; k)</text:p>
      <text:p text:style-name="Preformatted_20_Text"><text:tab/><text:tab/><text:tab/><text:tab/>findCliques(n, graph, j + 1, l + 1, k);</text:p>
      <text:p text:style-name="Preformatted_20_Text"><text:tab/><text:tab/><text:tab/>else</text:p>
      <text:p text:style-name="Preformatted_20_Text"><text:tab/><text:tab/><text:tab/><text:tab/>combine(l + 1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cpyState(state* state1, state state2) {</text:p>
      <text:p text:style-name="Preformatted_20_Text"><text:tab/>state1-&gt;len = state2.len;</text:p>
      <text:p text:style-name="Preformatted_20_Text"><text:tab/></text:p>
      <text:p text:style-name="Preformatted_20_Text"><text:tab/>for(int i = 0; i &lt; state2.len; i++) {</text:p>
      <text:p text:style-name="Preformatted_20_Text"><text:tab/><text:tab/>strcpy(state1-&gt;states[i], state2.states[i]);</text:p>
      <text:p text:style-name="Preformatted_20_Text"><text:tab/>}</text:p>
      <text:p text:style-name="Preformatted_20_Text">}</text:p>
      <text:p text:style-name="Preformatted_20_Text"/>
      <text:p text:style-name="Preformatted_20_Text">void insertTrans(trans1* table, state state1, char input, state state2, int i) {</text:p>
      <text:p text:style-name="Preformatted_20_Text"><text:tab/>table[i].state1.len = state1.len;</text:p>
      <text:p text:style-name="Preformatted_20_Text"><text:tab/></text:p>
      <text:p text:style-name="Preformatted_20_Text"><text:tab/>for(int j = 0; j &lt; state1.len; j++) {</text:p>
      <text:p text:style-name="Preformatted_20_Text"><text:tab/><text:tab/>strcpy(table[i].state1.states[j], state1.states[j]);</text:p>
      <text:p text:style-name="Preformatted_20_Text"><text:tab/>}</text:p>
      <text:p text:style-name="Preformatted_20_Text"/>
      <text:p text:style-name="Preformatted_20_Text"><text:tab/>table[i].state2.len = state2.len;</text:p>
      <text:p text:style-name="Preformatted_20_Text"><text:tab/></text:p>
      <text:p text:style-name="Preformatted_20_Text"><text:tab/>for(int j = 0; j &lt; state2.len; j++) {</text:p>
      <text:p text:style-name="Preformatted_20_Text"><text:tab/><text:tab/>strcpy(table[i].state2.states[j], state2.states[j]);</text:p>
      <text:p text:style-name="Preformatted_20_Text"><text:tab/>}</text:p>
      <text:p text:style-name="Preformatted_20_Text"><text:tab/></text:p>
      <text:p text:style-name="Preformatted_20_Text"><text:tab/>table[i].input = input;</text:p>
      <text:p text:style-name="Preformatted_20_Text">}</text:p>
      <text:p text:style-name="Preformatted_20_Text"/>
      <text:p text:style-name="Preformatted_20_Text">void main() {</text:p>
      <text:p text:style-name="Preformatted_20_Text"><text:tab/>// Reading the DFA</text:p>
      <text:p text:style-name="Preformatted_20_Text"><text:tab/>printf("Enter the no of states: ");</text:p>
      <text:p text:style-name="Preformatted_20_Text"><text:tab/>scanf("%d", &amp;n);</text:p>
      <text:p text:style-name="Preformatted_20_Text"><text:tab/></text:p>
      <text:p text:style-name="Preformatted_20_Text"><text:tab/>printf("Enter the states:\n");</text:p>
      <text:p text:style-name="Preformatted_20_Text"><text:tab/>for(int i = 0; i &lt; n; i++) {</text:p>
      <text:p text:style-name="Preformatted_20_Text"><text:tab/><text:tab/>scanf("%s", states[i]);</text:p>
      <text:p text:style-name="Preformatted_20_Text"><text:tab/>}</text:p>
      <text:p text:style-name="Preformatted_20_Text"><text:tab/></text:p>
      <text:p text:style-name="Preformatted_20_Text"><text:tab/>printf("Enter the start state: ");</text:p>
      <text:p text:style-name="Preformatted_20_Text"><text:tab/>scanf("%s", start);</text:p>
      <text:p text:style-name="Preformatted_20_Text"><text:tab/></text:p>
      <text:p text:style-name="Preformatted_20_Text"><text:tab/>printf("Enter the number of final states: ");</text:p>
      <text:p text:style-name="Preformatted_20_Text"><text:tab/>scanf("%d", &amp;f);</text:p>
      <text:p text:style-name="Preformatted_20_Text"><text:soft-page-break/><text:tab/></text:p>
      <text:p text:style-name="Preformatted_20_Text"><text:tab/>printf("Enter the final states\n");</text:p>
      <text:p text:style-name="Preformatted_20_Text"><text:tab/>for(int i = 0; i &lt; f; i++) {</text:p>
      <text:p text:style-name="Preformatted_20_Text"><text:tab/><text:tab/>scanf("%s", final[i]);</text:p>
      <text:p text:style-name="Preformatted_20_Text"><text:tab/>}</text:p>
      <text:p text:style-name="Preformatted_20_Text"><text:tab/></text:p>
      <text:p text:style-name="Preformatted_20_Text"><text:tab/>printf("Enter the number of alphabets: ");</text:p>
      <text:p text:style-name="Preformatted_20_Text"><text:tab/>scanf("%d", &amp;l);</text:p>
      <text:p text:style-name="Preformatted_20_Text"><text:tab/></text:p>
      <text:p text:style-name="Preformatted_20_Text"><text:tab/>printf("Enter the alphabets\n");</text:p>
      <text:p text:style-name="Preformatted_20_Text"><text:tab/>for(int i = 0; i &lt; l; i++) {</text:p>
      <text:p text:style-name="Preformatted_20_Text"><text:tab/><text:tab/>scanf(" %c", &amp;alpha[i]);</text:p>
      <text:p text:style-name="Preformatted_20_Text"><text:tab/>}</text:p>
      <text:p text:style-name="Preformatted_20_Text"><text:tab/></text:p>
      <text:p text:style-name="Preformatted_20_Text"><text:tab/>m = 0;</text:p>
      <text:p text:style-name="Preformatted_20_Text"><text:tab/>printf("Enter the transitions\n");</text:p>
      <text:p text:style-name="Preformatted_20_Text"><text:tab/>for(int i = 0; i &lt; n; i++) {</text:p>
      <text:p text:style-name="Preformatted_20_Text"><text:tab/><text:tab/>for(int j = 0; j &lt; l; j++) {</text:p>
      <text:p text:style-name="Preformatted_20_Text"><text:tab/><text:tab/><text:tab/>strcpy(table[m].state1, states[i]);</text:p>
      <text:p text:style-name="Preformatted_20_Text"><text:tab/><text:tab/><text:tab/>table[m].input = alpha[j];</text:p>
      <text:p text:style-name="Preformatted_20_Text"><text:tab/><text:tab/><text:tab/>printf("%s %c ", states[i], alpha[j]);</text:p>
      <text:p text:style-name="Preformatted_20_Text"><text:tab/><text:tab/><text:tab/>scanf("%s", table[m].state2);</text:p>
      <text:p text:style-name="Preformatted_20_Text"><text:tab/><text:tab/><text:tab/>m++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// Minimising using Myhill-Nerode Theorem</text:p>
      <text:p text:style-name="Preformatted_20_Text"><text:tab/>printf("\nMinimised DFA\n");</text:p>
      <text:p text:style-name="Preformatted_20_Text"><text:tab/></text:p>
      <text:p text:style-name="Preformatted_20_Text"><text:tab/>int flag;</text:p>
      <text:p text:style-name="Preformatted_20_Text"><text:tab/></text:p>
      <text:p text:style-name="Preformatted_20_Text"><text:tab/>// Eliminating unreachable states</text:p>
      <text:p text:style-name="Preformatted_20_Text"><text:tab/>do {</text:p>
      <text:p text:style-name="Preformatted_20_Text"><text:tab/><text:tab/>flag = 0;</text:p>
      <text:p text:style-name="Preformatted_20_Text"><text:tab/><text:tab/></text:p>
      <text:p text:style-name="Preformatted_20_Text"><text:tab/><text:tab/>for(int i = 0; i &lt; n; i++) {</text:p>
      <text:p text:style-name="Preformatted_20_Text"><text:tab/><text:tab/><text:tab/>if(!strcmp(states[i], start))</text:p>
      <text:p text:style-name="Preformatted_20_Text"><text:tab/><text:tab/><text:tab/><text:tab/>continue;</text:p>
      <text:p text:style-name="Preformatted_20_Text"><text:tab/><text:tab/><text:tab/></text:p>
      <text:p text:style-name="Preformatted_20_Text"><text:tab/><text:tab/><text:tab/>int flag1 = 0;</text:p>
      <text:p text:style-name="Preformatted_20_Text"><text:tab/><text:tab/><text:tab/></text:p>
      <text:p text:style-name="Preformatted_20_Text"><text:tab/><text:tab/><text:tab/>for(int j = 0; j &lt; m; j++) {</text:p>
      <text:p text:style-name="Preformatted_20_Text"><text:tab/><text:tab/><text:tab/><text:tab/>if(strcmp(table[j].state1, states[i]) &amp;&amp; !strcmp(table[j].state2, states[i]))</text:p>
      <text:p text:style-name="Preformatted_20_Text"><text:tab/><text:tab/><text:tab/><text:tab/><text:tab/>flag1 = 1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!flag1) {</text:p>
      <text:p text:style-name="Preformatted_20_Text"><text:tab/><text:tab/><text:tab/><text:tab/>flag = 1;</text:p>
      <text:p text:style-name="Preformatted_20_Text"><text:tab/><text:tab/><text:tab/><text:tab/>removeState(i);</text:p>
      <text:p text:style-name="Preformatted_20_Text"><text:tab/><text:tab/><text:tab/><text:tab/>removeTrans(i);</text:p>
      <text:p text:style-name="Preformatted_20_Text"><text:tab/><text:tab/><text:tab/>}</text:p>
      <text:p text:style-name="Preformatted_20_Text"><text:tab/><text:tab/>}</text:p>
      <text:p text:style-name="Preformatted_20_Text"><text:tab/>} while(flag);</text:p>
      <text:p text:style-name="Preformatted_20_Text"><text:tab/></text:p>
      <text:p text:style-name="Preformatted_20_Text"><text:tab/>// Table filling</text:p>
      <text:p text:style-name="Preformatted_20_Text"><text:tab/>int mTbl[n][n];</text:p>
      <text:p text:style-name="Preformatted_20_Text"><text:tab/></text:p>
      <text:p text:style-name="Preformatted_20_Text"><text:tab/>for(int i = 0; i &lt; n; i++) {</text:p>
      <text:p text:style-name="Preformatted_20_Text"><text:tab/><text:tab/>for(int j = 0; j &lt; n; j++) {</text:p>
      <text:p text:style-name="Preformatted_20_Text"><text:tab/><text:tab/><text:tab/>mTbl[i][j] = 0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soft-page-break/><text:tab/>// Marking if either state is final but not both</text:p>
      <text:p text:style-name="Preformatted_20_Text"><text:tab/>for(int i = 0; i &lt; n; i++) {</text:p>
      <text:p text:style-name="Preformatted_20_Text"><text:tab/><text:tab/>for(int j = i + 1; j &lt; n; j++) {</text:p>
      <text:p text:style-name="Preformatted_20_Text"><text:tab/><text:tab/><text:tab/>if((isFinal(states[i]) &amp;&amp; !isFinal(states[j])) || (!isFinal(states[i]) &amp;&amp; isFinal(states[j])) ) {</text:p>
      <text:p text:style-name="Preformatted_20_Text"><text:tab/><text:tab/><text:tab/><text:tab/>mTbl[i][j] = 1;</text:p>
      <text:p text:style-name="Preformatted_20_Text"><text:tab/><text:tab/><text:tab/><text:tab/>mTbl[j][i] = 1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int s1, s2;</text:p>
      <text:p text:style-name="Preformatted_20_Text"><text:tab/></text:p>
      <text:p text:style-name="Preformatted_20_Text"><text:tab/>// Marking the states by checking if their transitions are marked</text:p>
      <text:p text:style-name="Preformatted_20_Text"><text:tab/>do {</text:p>
      <text:p text:style-name="Preformatted_20_Text"><text:tab/><text:tab/>flag = 0;</text:p>
      <text:p text:style-name="Preformatted_20_Text"><text:tab/><text:tab/></text:p>
      <text:p text:style-name="Preformatted_20_Text"><text:tab/><text:tab/>for(int i = 0; i &lt; n; i++) {</text:p>
      <text:p text:style-name="Preformatted_20_Text"><text:tab/><text:tab/><text:tab/>for(int j = i + 1; j &lt; n; j++) {</text:p>
      <text:p text:style-name="Preformatted_20_Text"><text:tab/><text:tab/><text:tab/><text:tab/>if(mTbl[i][j])</text:p>
      <text:p text:style-name="Preformatted_20_Text"><text:tab/><text:tab/><text:tab/><text:tab/><text:tab/>continue;</text:p>
      <text:p text:style-name="Preformatted_20_Text"><text:tab/><text:tab/><text:tab/><text:tab/></text:p>
      <text:p text:style-name="Preformatted_20_Text"><text:tab/><text:tab/><text:tab/><text:tab/>for(int k = 0; k &lt; l; k++) {</text:p>
      <text:p text:style-name="Preformatted_20_Text"><text:tab/><text:tab/><text:tab/><text:tab/><text:tab/>s1 = goTo(states[i], alpha[k]);</text:p>
      <text:p text:style-name="Preformatted_20_Text"><text:tab/><text:tab/><text:tab/><text:tab/><text:tab/>s2 = goTo(states[j], alpha[k]);</text:p>
      <text:p text:style-name="Preformatted_20_Text"><text:tab/><text:tab/><text:tab/><text:tab/><text:tab/></text:p>
      <text:p text:style-name="Preformatted_20_Text"><text:tab/><text:tab/><text:tab/><text:tab/><text:tab/>if(mTbl[s1][s2] || mTbl[s2][s1]) {</text:p>
      <text:p text:style-name="Preformatted_20_Text"><text:tab/><text:tab/><text:tab/><text:tab/><text:tab/><text:tab/>mTbl[i][j] = 1;</text:p>
      <text:p text:style-name="Preformatted_20_Text"><text:tab/><text:tab/><text:tab/><text:tab/><text:tab/><text:tab/>mTbl[j][i] = 1;</text:p>
      <text:p text:style-name="Preformatted_20_Text"><text:tab/><text:tab/><text:tab/><text:tab/><text:tab/><text:tab/>flag = 1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 while(flag);</text:p>
      <text:p text:style-name="Preformatted_20_Text"><text:tab/></text:p>
      <text:p text:style-name="Preformatted_20_Text"><text:tab/>// Combining states</text:p>
      <text:p text:style-name="Preformatted_20_Text"><text:tab/>n1 = 0;</text:p>
      <text:p text:style-name="Preformatted_20_Text"><text:tab/></text:p>
      <text:p text:style-name="Preformatted_20_Text"><text:tab/>for(int k = n; k &gt; 0; k--) {</text:p>
      <text:p text:style-name="Preformatted_20_Text"><text:tab/><text:tab/>findCliques(n, mTbl, 0, 1, k);</text:p>
      <text:p text:style-name="Preformatted_20_Text"><text:tab/>}</text:p>
      <text:p text:style-name="Preformatted_20_Text"><text:tab/></text:p>
      <text:p text:style-name="Preformatted_20_Text"><text:tab/>printf("\nStates:\n");</text:p>
      <text:p text:style-name="Preformatted_20_Text"><text:tab/>for(int i = 0; i &lt; n1; i++) {</text:p>
      <text:p text:style-name="Preformatted_20_Text"><text:tab/><text:tab/>printf("{");</text:p>
      <text:p text:style-name="Preformatted_20_Text"><text:tab/><text:tab/>for(int j = 0; j &lt; states1[i].len; j++) {</text:p>
      <text:p text:style-name="Preformatted_20_Text"><text:tab/><text:tab/><text:tab/>printf(" %s ", states1[i].states[j]);</text:p>
      <text:p text:style-name="Preformatted_20_Text"><text:tab/><text:tab/>}</text:p>
      <text:p text:style-name="Preformatted_20_Text"><text:tab/><text:tab/>printf("}\n");</text:p>
      <text:p text:style-name="Preformatted_20_Text"><text:tab/>}</text:p>
      <text:p text:style-name="Preformatted_20_Text"><text:tab/></text:p>
      <text:p text:style-name="Preformatted_20_Text"><text:tab/>// Transition table of min DFA</text:p>
      <text:p text:style-name="Preformatted_20_Text"><text:tab/>m1 = 0;</text:p>
      <text:p text:style-name="Preformatted_20_Text"><text:tab/></text:p>
      <text:p text:style-name="Preformatted_20_Text"><text:tab/>for(int i = 0; i &lt; n1; i++) {</text:p>
      <text:p text:style-name="Preformatted_20_Text"><text:tab/><text:tab/>for(int j = 0; j &lt; l; j++) {</text:p>
      <text:p text:style-name="Preformatted_20_Text"><text:tab/><text:tab/><text:tab/>for(int k = 0; k &lt; m; k++) {</text:p>
      <text:p text:style-name="Preformatted_20_Text"><text:tab/><text:tab/><text:tab/><text:tab/>if(!strcmp(table[k].state1, states1[i].states[0]) &amp;&amp; table[k].input == alpha[j]) {</text:p>
      <text:p text:style-name="Preformatted_20_Text"><text:tab/><text:tab/><text:tab/><text:tab/><text:tab/>for(int i1 = 0; i1 &lt; n1; i1++) {</text:p>
      <text:p text:style-name="Preformatted_20_Text"><text:tab/><text:tab/><text:tab/><text:tab/><text:tab/><text:tab/>for(int j1 = 0; j1 &lt; states1[i1].len; j1++) {</text:p>
      <text:p text:style-name="Preformatted_20_Text"><text:soft-page-break/><text:tab/><text:tab/><text:tab/><text:tab/><text:tab/><text:tab/><text:tab/>if(!strcmp(states1[i1].states[j1], table[k].state2)) {</text:p>
      <text:p text:style-name="Preformatted_20_Text"><text:tab/><text:tab/><text:tab/><text:tab/><text:tab/><text:tab/><text:tab/><text:tab/>insertTrans(table1, states1[i], alpha[j], states1[i1], m1++);</text:p>
      <text:p text:style-name="Preformatted_20_Text"><text:tab/><text:tab/><text:tab/><text:tab/><text:tab/><text:tab/><text:tab/>}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Transition table:\n");</text:p>
      <text:p text:style-name="Preformatted_20_Text"><text:tab/>for(int i = 0; i &lt; m1; i++) {</text:p>
      <text:p text:style-name="Preformatted_20_Text"><text:tab/><text:tab/>printf("{");</text:p>
      <text:p text:style-name="Preformatted_20_Text"><text:tab/><text:tab/>for(int j = 0; j &lt; table1[i].state1.len; j++) {</text:p>
      <text:p text:style-name="Preformatted_20_Text"><text:tab/><text:tab/><text:tab/>printf(" %s ", table1[i].state1.states[j]);</text:p>
      <text:p text:style-name="Preformatted_20_Text"><text:tab/><text:tab/>}</text:p>
      <text:p text:style-name="Preformatted_20_Text"><text:tab/><text:tab/>printf("}");</text:p>
      <text:p text:style-name="Preformatted_20_Text"/>
      <text:p text:style-name="Preformatted_20_Text"><text:tab/><text:tab/>printf(" %c ", table1[i].input);<text:tab/><text:tab/></text:p>
      <text:p text:style-name="Preformatted_20_Text"/>
      <text:p text:style-name="Preformatted_20_Text"><text:tab/><text:tab/>printf("{");</text:p>
      <text:p text:style-name="Preformatted_20_Text"><text:tab/><text:tab/>for(int j = 0; j &lt; table1[i].state2.len; j++) {</text:p>
      <text:p text:style-name="Preformatted_20_Text"><text:tab/><text:tab/><text:tab/>printf(" %s ", table1[i].state2.states[j]);</text:p>
      <text:p text:style-name="Preformatted_20_Text"><text:tab/><text:tab/>}</text:p>
      <text:p text:style-name="Preformatted_20_Text"><text:tab/><text:tab/>printf("}\n");</text:p>
      <text:p text:style-name="Preformatted_20_Text"><text:tab/>}</text:p>
      <text:p text:style-name="Preformatted_20_Text"><text:tab/></text:p>
      <text:p text:style-name="Preformatted_20_Text"><text:tab/>// Start state of min DFA</text:p>
      <text:p text:style-name="Preformatted_20_Text"><text:tab/>for(int i = 0; i &lt; n1; i++) {</text:p>
      <text:p text:style-name="Preformatted_20_Text"><text:tab/><text:tab/>for(int j = 0; j &lt; states1[i].len; j++) {</text:p>
      <text:p text:style-name="Preformatted_20_Text"><text:tab/><text:tab/><text:tab/>if(!strcmp(states1[i].states[j], start)) {</text:p>
      <text:p text:style-name="Preformatted_20_Text"><text:tab/><text:tab/><text:tab/><text:tab/>cpyState(&amp;start1, states1[i])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Start state: {");</text:p>
      <text:p text:style-name="Preformatted_20_Text"><text:tab/>for(int i = 0; i &lt; start1.len; i++) {</text:p>
      <text:p text:style-name="Preformatted_20_Text"><text:tab/><text:tab/>printf(" %s ", start1.states[i]);</text:p>
      <text:p text:style-name="Preformatted_20_Text"><text:tab/>}</text:p>
      <text:p text:style-name="Preformatted_20_Text"><text:tab/>printf("}\n");</text:p>
      <text:p text:style-name="Preformatted_20_Text"><text:tab/></text:p>
      <text:p text:style-name="Preformatted_20_Text"><text:tab/>// Final states of min DFA</text:p>
      <text:p text:style-name="Preformatted_20_Text"><text:tab/>f1 = 0;</text:p>
      <text:p text:style-name="Preformatted_20_Text"><text:tab/>for(int i = 0; i &lt; n1; i++) {</text:p>
      <text:p text:style-name="Preformatted_20_Text"><text:tab/><text:tab/>for(int j = 0; j &lt; states1[i].len; j++) {</text:p>
      <text:p text:style-name="Preformatted_20_Text"><text:tab/><text:tab/><text:tab/>for(int k = 0; k &lt; f; k++) {</text:p>
      <text:p text:style-name="Preformatted_20_Text"><text:tab/><text:tab/><text:tab/><text:tab/>if(!strcmp(states1[i].states[j], final[k]) &amp;&amp; !containsState(final1, f1, states1[i])) {</text:p>
      <text:p text:style-name="Preformatted_20_Text"><text:tab/><text:tab/><text:tab/><text:tab/><text:tab/>cpyState(&amp;final1[f1++], states1[i])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printf("\nFinal states:\n");</text:p>
      <text:p text:style-name="Preformatted_20_Text"><text:tab/>for(int i = 0; i &lt; f1; i++) {</text:p>
      <text:p text:style-name="Preformatted_20_Text"><text:tab/><text:tab/>printf("{");</text:p>
      <text:p text:style-name="Preformatted_20_Text"><text:tab/><text:tab/>for(int j = 0; j &lt; final1[i].len; j++) {</text:p>
      <text:p text:style-name="Preformatted_20_Text"><text:tab/><text:tab/><text:tab/>printf(" %s ", final1[i].states[j]);</text:p>
      <text:p text:style-name="Preformatted_20_Text"><text:tab/><text:tab/>}</text:p>
      <text:p text:style-name="Preformatted_20_Text"><text:tab/><text:tab/>printf("}\n");</text:p>
      <text:p text:style-name="Preformatted_20_Text"><text:soft-page-break/><text:tab/>}</text:p>
      <text:p text:style-name="Preformatted_20_Text">}</text:p>
      <text:p text:style-name="Text_20_body"/>
      <text:p text:style-name="P8">OUTPUT</text:p>
      <text:p text:style-name="Standard">Enter the no of states: 4</text:p>
      <text:p text:style-name="Standard">Enter the states:</text:p>
      <text:p text:style-name="Standard">q0</text:p>
      <text:p text:style-name="Standard">q1</text:p>
      <text:p text:style-name="Standard">q2</text:p>
      <text:p text:style-name="Standard">q3</text:p>
      <text:p text:style-name="Standard">Enter the start state: q0</text:p>
      <text:p text:style-name="Standard">Enter the number of final states: 2</text:p>
      <text:p text:style-name="Standard">Enter the final states</text:p>
      <text:p text:style-name="Standard">q1</text:p>
      <text:p text:style-name="Standard">q2</text:p>
      <text:p text:style-name="Standard">Enter the number of alphabets: 2</text:p>
      <text:p text:style-name="Standard">Enter the alphabets</text:p>
      <text:p text:style-name="Standard">a</text:p>
      <text:p text:style-name="Standard">b</text:p>
      <text:p text:style-name="Standard">Enter the transitions</text:p>
      <text:p text:style-name="Standard">q0 a q1</text:p>
      <text:p text:style-name="Standard">q0 b q0</text:p>
      <text:p text:style-name="Standard">q1 a q2</text:p>
      <text:p text:style-name="Standard">q1 b q1</text:p>
      <text:p text:style-name="Standard">q2 a q1</text:p>
      <text:p text:style-name="Standard">q2 b q2</text:p>
      <text:p text:style-name="Standard">q3 a q1</text:p>
      <text:p text:style-name="Standard">q3 b q2</text:p>
      <text:p text:style-name="Standard"/>
      <text:p text:style-name="Standard">Minimised DFA</text:p>
      <text:p text:style-name="Standard"/>
      <text:p text:style-name="Standard">States:</text:p>
      <text:p text:style-name="Standard">{ q1 <text:s/>q2 }</text:p>
      <text:p text:style-name="Standard">{ q0 }</text:p>
      <text:p text:style-name="Standard"/>
      <text:p text:style-name="Standard">Transition table:</text:p>
      <text:p text:style-name="Standard">{ q1 <text:s/>q2 } a { q1 <text:s/>q2 }</text:p>
      <text:p text:style-name="Standard">{ q1 <text:s/>q2 } b { q1 <text:s/>q2 }</text:p>
      <text:p text:style-name="Standard">{ q0 } a { q1 <text:s/>q2 }</text:p>
      <text:p text:style-name="Standard">{ q0 } b { q0 }</text:p>
      <text:p text:style-name="Standard"/>
      <text:p text:style-name="Standard">Start state: { q0 }</text:p>
      <text:p text:style-name="Standard"/>
      <text:p text:style-name="Standard">Final states:</text:p>
      <text:p text:style-name="Standard">{ q1 <text:s/>q2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09:11:13.593273460</meta:creation-date>
    <meta:generator>LibreOffice/6.0.7.3$Linux_X86_64 LibreOffice_project/00m0$Build-3</meta:generator>
    <dc:date>2022-12-16T10:03:33.531784147</dc:date>
    <meta:editing-duration>PT49M41S</meta:editing-duration>
    <meta:editing-cycles>36</meta:editing-cycles>
    <meta:document-statistic meta:table-count="0" meta:image-count="0" meta:object-count="0" meta:page-count="26" meta:paragraph-count="1360" meta:word-count="4479" meta:character-count="27431" meta:non-whitespace-character-count="22100"/>
  </office:meta>
</office:document-meta>
</file>